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Code" svg:font-family="'Fira Code'"/>
    <style:font-face style:name="Open Sans" svg:font-family="'Open Sans', arial, x-locale-body, sans-serif"/>
    <style:font-face style:name="apple-system" svg:font-family="apple-system, BlinkMacSystemFont, 'Segoe WPC', 'Segoe UI', HelveticaNeue-Light, Ubuntu, 'Droid Sans', sans-serif"/>
    <style:font-face style:name="FreeSans1" svg:font-family="FreeSans" style:font-family-generic="swiss"/>
    <style:font-face style:name="Fira Code2" svg:font-family="'Fira Code'" style:font-pitch="fixed"/>
    <style:font-face style:name="Fira Code1" svg:font-family="'Fira Code'" style:font-adornments="Ligh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start" style:justify-single-word="false"/>
      <style:text-properties fo:font-variant="normal" fo:text-transform="none" fo:color="#000000" style:font-name="Liberation Serif" fo:font-size="16pt" fo:letter-spacing="normal" fo:font-style="normal" fo:font-weight="normal" officeooo:rsid="001d7159" officeooo:paragraph-rsid="001d7159" style:font-size-asian="14pt" style:font-weight-asian="normal" style:font-size-complex="16pt" style:font-weight-complex="normal"/>
    </style:style>
    <style:style style:name="P2" style:family="paragraph" style:parent-style-name="Standard" style:list-style-name="L1">
      <style:paragraph-properties fo:line-height="100%" fo:text-align="start" style:justify-single-word="false"/>
      <style:text-properties fo:font-variant="normal" fo:text-transform="none" fo:color="#000000" style:font-name="Liberation Serif" fo:font-size="16pt" fo:letter-spacing="normal" fo:font-style="normal" fo:font-weight="normal" officeooo:rsid="001d7159" officeooo:paragraph-rsid="001d7159" style:font-size-asian="14pt" style:font-weight-asian="normal" style:font-size-complex="16pt" style:font-weight-complex="normal"/>
    </style:style>
    <style:style style:name="P3" style:family="paragraph" style:parent-style-name="Standard">
      <style:paragraph-properties fo:line-height="100%" fo:text-align="start" style:justify-single-word="false"/>
      <style:text-properties fo:font-variant="normal" fo:text-transform="none" fo:color="#000000" style:font-name="Liberation Serif" fo:font-size="16pt" fo:letter-spacing="normal" fo:font-style="normal" fo:font-weight="bold" officeooo:rsid="001d7159" officeooo:paragraph-rsid="001d7159" style:font-size-asian="14pt" style:font-weight-asian="bold" style:font-size-complex="16pt" style:font-weight-complex="bold"/>
    </style:style>
    <style:style style:name="P4" style:family="paragraph" style:parent-style-name="Standard">
      <style:paragraph-properties fo:line-height="100%" fo:text-align="start" style:justify-single-word="false"/>
      <style:text-properties fo:font-size="16pt" fo:font-weight="normal" officeooo:rsid="001d7159" officeooo:paragraph-rsid="001d7159" style:font-size-asian="14pt" style:font-weight-asian="normal" style:font-size-complex="16pt" style:font-weight-complex="normal"/>
    </style:style>
    <style:style style:name="P5" style:family="paragraph" style:parent-style-name="Standard" style:list-style-name="L1">
      <style:paragraph-properties fo:line-height="100%" fo:text-align="start" style:justify-single-word="false"/>
      <style:text-properties fo:font-size="16pt" fo:font-weight="normal" officeooo:rsid="001d7159" officeooo:paragraph-rsid="001d7159" style:font-size-asian="14pt" style:font-weight-asian="normal" style:font-size-complex="16pt" style:font-weight-complex="normal"/>
    </style:style>
    <style:style style:name="P6" style:family="paragraph" style:parent-style-name="Standard">
      <style:paragraph-properties fo:line-height="100%" fo:text-align="start" style:justify-single-word="false"/>
      <style:text-properties fo:color="#000000" style:font-name="Fira Code" fo:font-size="10.5pt" fo:font-weight="normal" officeooo:rsid="0020b48d" officeooo:paragraph-rsid="0020b48d" fo:background-color="transparent" style:font-size-asian="14pt" style:font-weight-asian="normal" style:font-size-complex="14pt" style:font-weight-complex="normal"/>
    </style:style>
    <style:style style:name="P7" style:family="paragraph" style:parent-style-name="Standard">
      <style:paragraph-properties fo:line-height="100%"/>
      <style:text-properties fo:color="#000000" style:font-name="Fira Code" fo:font-size="10.5pt" fo:font-weight="normal" fo:background-color="transparent"/>
    </style:style>
    <style:style style:name="P8" style:family="paragraph" style:parent-style-name="Standard">
      <style:paragraph-properties fo:line-height="100%"/>
      <style:text-properties fo:color="#000000" style:font-name="Fira Code" fo:font-size="10.5pt" fo:font-style="normal" fo:font-weight="normal" fo:background-color="transparent" style:font-style-asian="normal" style:font-style-complex="normal"/>
    </style:style>
    <style:style style:name="P9" style:family="paragraph" style:parent-style-name="Standard">
      <style:paragraph-properties fo:line-height="100%"/>
      <style:text-properties fo:color="#000000" style:font-name="Fira Code" fo:font-size="10.5pt" fo:font-style="normal" fo:font-weight="normal" officeooo:paragraph-rsid="00212693" fo:background-color="transparent" style:font-style-asian="normal" style:font-style-complex="normal"/>
    </style:style>
    <style:style style:name="P10" style:family="paragraph" style:parent-style-name="Standard">
      <style:paragraph-properties fo:line-height="100%"/>
      <style:text-properties fo:color="#000000" style:font-name="Fira Code" fo:font-size="10pt" fo:font-weight="normal" fo:background-color="transparent" style:font-size-asian="10pt" style:font-size-complex="10pt"/>
    </style:style>
    <style:style style:name="P11" style:family="paragraph" style:parent-style-name="Standard">
      <style:paragraph-properties fo:line-height="100%" fo:text-align="start" style:justify-single-word="false"/>
      <style:text-properties fo:color="#000000" style:font-name="Fira Code" fo:font-size="10pt" fo:font-weight="normal" officeooo:rsid="0022de66" officeooo:paragraph-rsid="00224ac8" fo:background-color="transparent" style:font-size-asian="10pt" style:font-weight-asian="normal" style:font-size-complex="10pt" style:font-weight-complex="normal"/>
    </style:style>
    <style:style style:name="P12" style:family="paragraph" style:parent-style-name="Standard">
      <style:paragraph-properties fo:line-height="100%" fo:text-align="start" style:justify-single-word="false"/>
      <style:text-properties fo:color="#000000" style:font-name="Fira Code" fo:font-size="10pt" fo:font-weight="normal" officeooo:rsid="002a89c2" officeooo:paragraph-rsid="002d22cb" fo:background-color="transparent" style:font-size-asian="10pt" style:font-weight-asian="normal" style:font-size-complex="10pt" style:font-weight-complex="normal"/>
    </style:style>
    <style:style style:name="P13" style:family="paragraph" style:parent-style-name="Standard">
      <style:paragraph-properties fo:line-height="100%"/>
      <style:text-properties fo:color="#000000" style:font-name="Fira Code" fo:font-size="10pt" fo:font-weight="normal" fo:background-color="transparent" style:font-size-asian="10pt" style:font-weight-asian="normal" style:font-size-complex="10pt" style:font-weight-complex="normal"/>
    </style:style>
    <style:style style:name="P14" style:family="paragraph" style:parent-style-name="Standard">
      <style:paragraph-properties fo:line-height="100%" fo:text-align="start" style:justify-single-word="false"/>
      <style:text-properties fo:color="#000000" style:font-name="Fira Code" fo:font-size="10pt" fo:font-weight="normal" officeooo:rsid="0020b48d" officeooo:paragraph-rsid="00212693" fo:background-color="transparent" style:font-size-asian="10pt" style:font-weight-asian="normal" style:font-size-complex="10pt" style:font-weight-complex="normal"/>
    </style:style>
    <style:style style:name="P15" style:family="paragraph" style:parent-style-name="Standard">
      <style:paragraph-properties fo:line-height="100%" fo:text-align="start" style:justify-single-word="false"/>
      <style:text-properties fo:color="#000000" style:font-name="Fira Code" fo:font-size="10pt" fo:font-weight="normal" officeooo:rsid="0020b48d" officeooo:paragraph-rsid="0022de66" fo:background-color="transparent" style:font-size-asian="10pt" style:font-weight-asian="normal" style:font-size-complex="10pt" style:font-weight-complex="normal"/>
    </style:style>
    <style:style style:name="P16" style:family="paragraph" style:parent-style-name="Standard">
      <style:paragraph-properties fo:line-height="100%" fo:text-align="start" style:justify-single-word="false"/>
      <style:text-properties fo:color="#000000" style:font-name="Fira Code" fo:font-size="10pt" fo:font-weight="normal" officeooo:rsid="0022de66" officeooo:paragraph-rsid="0022de66" fo:background-color="transparent" style:font-size-asian="14pt" style:font-weight-asian="normal" style:font-size-complex="14pt" style:font-weight-complex="normal"/>
    </style:style>
    <style:style style:name="P17" style:family="paragraph" style:parent-style-name="Standard">
      <style:paragraph-properties fo:line-height="100%" fo:text-align="center" style:justify-single-word="false"/>
      <style:text-properties fo:color="#000000" style:font-name="Liberation Serif" fo:font-size="20pt" fo:font-weight="normal" officeooo:rsid="00212693" officeooo:paragraph-rsid="00212693" fo:background-color="transparent" style:font-size-asian="20pt" style:font-weight-asian="normal" style:font-size-complex="20pt" style:font-weight-complex="normal"/>
    </style:style>
    <style:style style:name="P18" style:family="paragraph" style:parent-style-name="Standard">
      <style:paragraph-properties fo:line-height="100%" fo:text-align="start" style:justify-single-word="false"/>
      <style:text-properties fo:color="#000000" style:font-name="Liberation Serif" fo:font-size="14pt" fo:font-weight="normal" officeooo:rsid="00240828" officeooo:paragraph-rsid="0024bce0" fo:background-color="transparent" style:font-size-asian="12.25pt" style:font-weight-asian="normal" style:font-size-complex="14pt" style:font-weight-complex="normal"/>
    </style:style>
    <style:style style:name="P19" style:family="paragraph" style:parent-style-name="Standard">
      <style:paragraph-properties fo:line-height="100%" fo:text-align="start" style:justify-single-word="false"/>
      <style:text-properties fo:color="#000000" style:font-name="Liberation Serif" fo:font-size="14pt" fo:font-weight="normal" officeooo:rsid="0024bce0" officeooo:paragraph-rsid="0024bce0" fo:background-color="transparent" style:font-size-asian="12.25pt" style:font-weight-asian="normal" style:font-size-complex="14pt" style:font-weight-complex="normal"/>
    </style:style>
    <style:style style:name="P20" style:family="paragraph" style:parent-style-name="Standard">
      <style:paragraph-properties fo:line-height="100%" fo:text-align="start" style:justify-single-word="false"/>
      <style:text-properties fo:color="#000000" style:font-name="Liberation Serif" fo:font-size="14pt" fo:font-weight="normal" officeooo:rsid="0027c3ed" officeooo:paragraph-rsid="0027c3ed" fo:background-color="transparent" style:font-size-asian="12.25pt" style:font-weight-asian="normal" style:font-size-complex="14pt" style:font-weight-complex="normal"/>
    </style:style>
    <style:style style:name="P21" style:family="paragraph" style:parent-style-name="Standard">
      <style:paragraph-properties fo:line-height="100%" fo:text-align="start" style:justify-single-word="false"/>
      <style:text-properties fo:color="#000000" style:font-name="Liberation Serif" fo:font-size="14pt" fo:font-weight="normal" officeooo:rsid="0028b329" officeooo:paragraph-rsid="0028b329" fo:background-color="transparent" style:font-size-asian="12.25pt" style:font-weight-asian="normal" style:font-size-complex="14pt" style:font-weight-complex="normal"/>
    </style:style>
    <style:style style:name="P22" style:family="paragraph" style:parent-style-name="Standard">
      <style:paragraph-properties fo:line-height="100%" fo:text-align="start" style:justify-single-word="false"/>
      <style:text-properties fo:color="#000000" style:font-name="Liberation Serif" fo:font-size="14pt" fo:font-weight="normal" officeooo:rsid="002a89c2" officeooo:paragraph-rsid="002a89c2" fo:background-color="transparent" style:font-size-asian="12.25pt" style:font-weight-asian="normal" style:font-size-complex="14pt" style:font-weight-complex="normal"/>
    </style:style>
    <style:style style:name="P23" style:family="paragraph" style:parent-style-name="Standard">
      <style:paragraph-properties fo:line-height="100%" fo:text-align="start" style:justify-single-word="false"/>
      <style:text-properties fo:color="#000000" style:font-name="Liberation Serif" fo:font-size="14pt" fo:font-weight="normal" officeooo:rsid="002d22cb" officeooo:paragraph-rsid="002d22cb" fo:background-color="transparent" style:font-size-asian="12.25pt" style:font-weight-asian="normal" style:font-size-complex="14pt" style:font-weight-complex="normal"/>
    </style:style>
    <style:style style:name="P24" style:family="paragraph" style:parent-style-name="Standard">
      <style:paragraph-properties fo:line-height="100%" fo:text-align="start" style:justify-single-word="false"/>
      <style:text-properties fo:color="#000000" style:font-name="Fira Code1" fo:font-size="10pt" fo:font-weight="normal" officeooo:rsid="0024bce0" officeooo:paragraph-rsid="0024bce0" fo:background-color="transparent" style:font-size-asian="10pt" style:font-weight-asian="normal" style:font-size-complex="10pt" style:font-weight-complex="normal"/>
    </style:style>
    <style:style style:name="P25" style:family="paragraph" style:parent-style-name="Standard">
      <style:paragraph-properties fo:line-height="100%"/>
      <style:text-properties fo:color="#000000" style:font-name="Fira Code1" fo:font-size="10pt" fo:font-weight="normal" fo:background-color="transparent" style:font-size-asian="10pt" style:font-size-complex="10pt"/>
    </style:style>
    <style:style style:name="P26" style:family="paragraph" style:parent-style-name="Standard">
      <style:paragraph-properties fo:line-height="100%"/>
      <style:text-properties fo:color="#000000" style:font-name="Fira Code1" fo:font-size="10pt" fo:background-color="transparent" style:font-size-asian="10pt" style:font-size-complex="10pt"/>
    </style:style>
    <style:style style:name="P27" style:family="paragraph" style:parent-style-name="Standard" style:list-style-name="L3">
      <style:paragraph-properties fo:line-height="100%" fo:text-align="start" style:justify-single-word="false"/>
      <style:text-properties fo:color="#000000" style:font-name="Fira Code1" fo:font-size="14pt" fo:font-weight="bold" officeooo:rsid="002a07db" officeooo:paragraph-rsid="002a07db" fo:background-color="transparent" style:font-size-asian="12.25pt" style:font-weight-asian="bold" style:font-size-complex="14pt" style:font-weight-complex="bold"/>
    </style:style>
    <style:style style:name="P28" style:family="paragraph" style:parent-style-name="Standard" style:list-style-name="L3">
      <style:paragraph-properties fo:line-height="100%" fo:text-align="start" style:justify-single-word="false"/>
      <style:text-properties fo:color="#000000" style:font-name="Fira Code1" fo:font-size="14pt" fo:font-weight="bold" officeooo:paragraph-rsid="002a89c2" fo:background-color="transparent" style:font-size-asian="12.25pt" style:font-size-complex="14pt"/>
    </style:style>
    <style:style style:name="P29" style:family="paragraph" style:parent-style-name="Standard">
      <style:paragraph-properties fo:line-height="100%" fo:text-align="start" style:justify-single-word="false"/>
      <style:text-properties fo:color="#000000" style:font-name="Fira Code1" fo:font-size="14pt" fo:font-weight="normal" officeooo:rsid="002a89c2" officeooo:paragraph-rsid="002d22cb" fo:background-color="transparent" style:font-size-asian="12.25pt" style:font-weight-asian="normal" style:font-size-complex="14pt" style:font-weight-complex="normal"/>
    </style:style>
    <style:style style:name="P30" style:family="paragraph" style:parent-style-name="Standard">
      <style:paragraph-properties fo:line-height="100%" fo:text-align="start" style:justify-single-word="false"/>
      <style:text-properties fo:color="#000000" style:font-name="Fira Code1" fo:font-size="14pt" fo:font-weight="normal" officeooo:rsid="0031e4f7" officeooo:paragraph-rsid="0031e4f7" fo:background-color="transparent" style:font-size-asian="12.25pt" style:font-weight-asian="normal" style:font-size-complex="14pt" style:font-weight-complex="normal"/>
    </style:style>
    <style:style style:name="P31" style:family="paragraph" style:parent-style-name="Standard">
      <style:paragraph-properties fo:line-height="100%" fo:text-align="start" style:justify-single-word="false"/>
      <style:text-properties fo:color="#000000" style:font-name="Fira Code1" fo:font-size="14pt" fo:font-weight="normal" officeooo:rsid="00347baa" officeooo:paragraph-rsid="00347baa" fo:background-color="transparent" style:font-size-asian="12.25pt" style:font-weight-asian="normal" style:font-size-complex="14pt" style:font-weight-complex="normal"/>
    </style:style>
    <style:style style:name="P32" style:family="paragraph" style:parent-style-name="Standard">
      <style:paragraph-properties fo:line-height="100%" fo:text-align="start" style:justify-single-word="false"/>
      <style:text-properties fo:color="#000000" style:font-name="Fira Code1" fo:font-size="14pt" fo:font-weight="normal" officeooo:rsid="0036012c" officeooo:paragraph-rsid="0036012c" fo:background-color="transparent" style:font-size-asian="12.25pt" style:font-weight-asian="normal" style:font-size-complex="14pt" style:font-weight-complex="normal"/>
    </style:style>
    <style:style style:name="P33" style:family="paragraph" style:parent-style-name="Standard">
      <style:paragraph-properties fo:line-height="100%" fo:text-align="start" style:justify-single-word="false"/>
      <style:text-properties fo:color="#000000" style:font-name="Fira Code1" fo:font-size="14pt" fo:font-weight="normal" officeooo:rsid="00370b55" officeooo:paragraph-rsid="00370b55" fo:background-color="transparent" style:font-size-asian="12.25pt" style:font-weight-asian="normal" style:font-size-complex="14pt" style:font-weight-complex="normal"/>
    </style:style>
    <style:style style:name="P34" style:family="paragraph" style:parent-style-name="Standard">
      <style:paragraph-properties fo:line-height="100%" fo:text-align="start" style:justify-single-word="false"/>
      <style:text-properties fo:color="#000000" style:font-name="Fira Code1" fo:font-size="14pt" fo:font-weight="normal" officeooo:rsid="00375fea" officeooo:paragraph-rsid="00375fea" fo:background-color="transparent" style:font-size-asian="12.25pt" style:font-weight-asian="normal" style:font-size-complex="14pt" style:font-weight-complex="normal"/>
    </style:style>
    <style:style style:name="P35" style:family="paragraph" style:parent-style-name="Standard">
      <style:paragraph-properties fo:line-height="100%" fo:text-align="start" style:justify-single-word="false"/>
      <style:text-properties fo:color="#000000" style:font-name="Fira Code1" fo:font-size="14pt" fo:font-weight="normal" officeooo:rsid="00375fea" officeooo:paragraph-rsid="003ab6db" fo:background-color="transparent" style:font-size-asian="12.25pt" style:font-weight-asian="normal" style:font-size-complex="14pt" style:font-weight-complex="normal"/>
    </style:style>
    <style:style style:name="P36" style:family="paragraph" style:parent-style-name="Standard">
      <style:paragraph-properties fo:line-height="100%" fo:text-align="start" style:justify-single-word="false"/>
      <style:text-properties fo:color="#000000" style:font-name="Fira Code1" fo:font-size="14pt" fo:font-weight="normal" officeooo:rsid="0024bce0" officeooo:paragraph-rsid="0024bce0" fo:background-color="transparent" style:font-size-asian="12.25pt" style:font-weight-asian="normal" style:font-size-complex="14pt" style:font-weight-complex="normal"/>
    </style:style>
    <style:style style:name="P37" style:family="paragraph" style:parent-style-name="Standard">
      <style:paragraph-properties fo:line-height="100%" fo:text-align="start" style:justify-single-word="false"/>
      <style:text-properties fo:color="#000000" style:font-name="Fira Code1" fo:font-size="14pt" fo:font-weight="normal" officeooo:rsid="0024bce0" officeooo:paragraph-rsid="00263416" fo:background-color="transparent" style:font-size-asian="12.25pt" style:font-weight-asian="normal" style:font-size-complex="14pt" style:font-weight-complex="normal"/>
    </style:style>
    <style:style style:name="P38" style:family="paragraph" style:parent-style-name="Standard">
      <style:paragraph-properties fo:line-height="100%" fo:text-align="start" style:justify-single-word="false"/>
      <style:text-properties fo:color="#000000" style:font-name="Fira Code1" fo:font-size="14pt" fo:font-weight="normal" officeooo:rsid="0027c3ed" officeooo:paragraph-rsid="0027c3ed" fo:background-color="transparent" style:font-size-asian="12.25pt" style:font-weight-asian="normal" style:font-size-complex="14pt" style:font-weight-complex="normal"/>
    </style:style>
    <style:style style:name="P39" style:family="paragraph" style:parent-style-name="Standard">
      <style:paragraph-properties fo:line-height="100%" fo:text-align="start" style:justify-single-word="false"/>
      <style:text-properties fo:color="#000000" style:font-name="Fira Code1" fo:font-size="14pt" fo:font-weight="normal" officeooo:rsid="0028b329" officeooo:paragraph-rsid="0028b329" fo:background-color="transparent" style:font-size-asian="12.25pt" style:font-weight-asian="normal" style:font-size-complex="14pt" style:font-weight-complex="normal"/>
    </style:style>
    <style:style style:name="P40" style:family="paragraph" style:parent-style-name="Standard">
      <style:paragraph-properties fo:line-height="100%" fo:text-align="start" style:justify-single-word="false"/>
      <style:text-properties fo:color="#000000" style:font-name="Fira Code1" fo:font-size="14pt" fo:font-weight="normal" officeooo:rsid="002a07db" officeooo:paragraph-rsid="002a07db" fo:background-color="transparent" style:font-size-asian="12.25pt" style:font-weight-asian="normal" style:font-size-complex="14pt" style:font-weight-complex="normal"/>
    </style:style>
    <style:style style:name="P41" style:family="paragraph" style:parent-style-name="Standard">
      <style:paragraph-properties fo:line-height="100%" fo:text-align="start" style:justify-single-word="false"/>
      <style:text-properties fo:color="#000000" style:font-name="Fira Code1" fo:font-size="14pt" fo:font-weight="normal" officeooo:rsid="002d22cb" officeooo:paragraph-rsid="002d22cb" fo:background-color="transparent" style:font-size-asian="12.25pt" style:font-weight-asian="normal" style:font-size-complex="14pt" style:font-weight-complex="normal"/>
    </style:style>
    <style:style style:name="P42" style:family="paragraph" style:parent-style-name="Standard">
      <style:paragraph-properties fo:line-height="100%" fo:text-align="start" style:justify-single-word="false"/>
      <style:text-properties fo:color="#000000" style:font-name="Fira Code1" fo:font-size="14pt" fo:font-weight="normal" officeooo:rsid="003ab6db" officeooo:paragraph-rsid="003ab6db" fo:background-color="transparent" style:font-size-asian="12.25pt" style:font-weight-asian="normal" style:font-size-complex="14pt" style:font-weight-complex="normal"/>
    </style:style>
    <style:style style:name="P43" style:family="paragraph" style:parent-style-name="Standard">
      <style:paragraph-properties fo:line-height="100%" fo:text-align="start" style:justify-single-word="false"/>
      <style:text-properties fo:color="#000000" style:font-name="Fira Code1" fo:font-size="14pt" fo:font-weight="normal" officeooo:rsid="003b8190" officeooo:paragraph-rsid="003b8190" fo:background-color="transparent" style:font-size-asian="12.25pt" style:font-weight-asian="normal" style:font-size-complex="14pt" style:font-weight-complex="normal"/>
    </style:style>
    <style:style style:name="P44" style:family="paragraph" style:parent-style-name="Standard">
      <style:paragraph-properties fo:line-height="100%" fo:text-align="start" style:justify-single-word="false"/>
      <style:text-properties fo:color="#000000" style:font-name="Fira Code1" fo:font-size="14pt" fo:font-weight="normal" officeooo:rsid="003cf43c" officeooo:paragraph-rsid="003cf43c" fo:background-color="transparent" style:font-size-asian="12.25pt" style:font-weight-asian="normal" style:font-size-complex="14pt" style:font-weight-complex="normal"/>
    </style:style>
    <style:style style:name="P45" style:family="paragraph" style:parent-style-name="Standard" style:list-style-name="L4">
      <style:paragraph-properties fo:line-height="100%" fo:text-align="start" style:justify-single-word="false"/>
      <style:text-properties fo:color="#000000" style:font-name="Fira Code1" fo:font-size="14pt" fo:font-weight="normal" officeooo:rsid="003cf43c" officeooo:paragraph-rsid="003cf43c" fo:background-color="transparent" style:font-size-asian="12.25pt" style:font-weight-asian="normal" style:font-size-complex="14pt" style:font-weight-complex="normal"/>
    </style:style>
    <style:style style:name="P46" style:family="paragraph" style:parent-style-name="Standard">
      <style:paragraph-properties fo:line-height="100%" fo:text-align="start" style:justify-single-word="false"/>
      <style:text-properties fo:color="#000000" style:font-name="Fira Code1" fo:font-size="14pt" fo:font-weight="normal" officeooo:rsid="003e984e" officeooo:paragraph-rsid="003e984e" fo:background-color="transparent" style:font-size-asian="12.25pt" style:font-weight-asian="normal" style:font-size-complex="14pt" style:font-weight-complex="normal"/>
    </style:style>
    <style:style style:name="P47" style:family="paragraph" style:parent-style-name="Standard" style:list-style-name="L5">
      <style:paragraph-properties fo:line-height="100%" fo:text-align="start" style:justify-single-word="false"/>
      <style:text-properties fo:color="#000000" style:font-name="Fira Code1" fo:font-size="14pt" fo:font-weight="normal" officeooo:rsid="003e984e" officeooo:paragraph-rsid="003e984e" fo:background-color="transparent" style:font-size-asian="12.25pt" style:font-weight-asian="normal" style:font-size-complex="14pt" style:font-weight-complex="normal"/>
    </style:style>
    <style:style style:name="P48" style:family="paragraph" style:parent-style-name="Standard" style:list-style-name="L3">
      <style:paragraph-properties fo:line-height="100%" fo:text-align="center" style:justify-single-word="false"/>
      <style:text-properties fo:color="#000000" style:font-name="Fira Code1" fo:font-size="20pt" fo:font-weight="bold" officeooo:rsid="0022de66" officeooo:paragraph-rsid="0031e4f7" fo:background-color="transparent" style:font-size-asian="12.25pt" style:font-weight-asian="bold" style:font-size-complex="14pt" style:font-weight-complex="bold"/>
    </style:style>
    <style:style style:name="P49" style:family="paragraph" style:parent-style-name="Standard" style:list-style-name="L3">
      <style:paragraph-properties fo:line-height="100%" fo:text-align="center" style:justify-single-word="false"/>
      <style:text-properties fo:color="#000000" style:font-name="Fira Code1" fo:font-size="20pt" fo:font-weight="bold" officeooo:rsid="0022de66" officeooo:paragraph-rsid="00347baa" fo:background-color="transparent" style:font-size-asian="12.25pt" style:font-weight-asian="bold" style:font-size-complex="14pt" style:font-weight-complex="bold"/>
    </style:style>
    <style:style style:name="P50" style:family="paragraph" style:parent-style-name="Standard" style:list-style-name="L2">
      <style:paragraph-properties fo:line-height="100%" fo:text-align="center" style:justify-single-word="false"/>
      <style:text-properties fo:color="#000000" style:font-name="Fira Code1" fo:font-size="20pt" fo:font-weight="bold" officeooo:rsid="0022de66" officeooo:paragraph-rsid="00375fea" fo:background-color="transparent" style:font-size-asian="12.25pt" style:font-weight-asian="normal" style:font-size-complex="14pt" style:font-weight-complex="normal"/>
    </style:style>
    <style:style style:name="P51" style:family="paragraph" style:parent-style-name="Standard">
      <style:paragraph-properties fo:line-height="100%" fo:text-align="start" style:justify-single-word="false"/>
      <style:text-properties fo:color="#000000" style:font-name="Fira Code1" fo:font-size="20pt" fo:font-weight="bold" officeooo:rsid="0022de66" officeooo:paragraph-rsid="00375fea" fo:background-color="transparent" style:font-size-asian="12.25pt" style:font-weight-asian="normal" style:font-size-complex="14pt" style:font-weight-complex="normal"/>
    </style:style>
    <style:style style:name="P52" style:family="paragraph" style:parent-style-name="Standard">
      <style:paragraph-properties fo:line-height="100%" fo:text-align="start" style:justify-single-word="false"/>
      <style:text-properties fo:color="#000000" style:font-name="Fira Code1" fo:font-size="20pt" fo:font-weight="bold" officeooo:rsid="00375fea" officeooo:paragraph-rsid="00375fea" fo:background-color="transparent" style:font-size-asian="12.25pt" style:font-weight-asian="normal" style:font-size-complex="14pt" style:font-weight-complex="normal"/>
    </style:style>
    <style:style style:name="P53" style:family="paragraph" style:parent-style-name="Standard">
      <style:paragraph-properties fo:line-height="100%" fo:text-align="start" style:justify-single-word="false"/>
      <style:text-properties fo:color="#000000" style:font-name="Fira Code1" fo:font-size="20pt" fo:font-weight="bold" officeooo:rsid="0039241e" officeooo:paragraph-rsid="0039241e" fo:background-color="transparent" style:font-size-asian="12.25pt" style:font-weight-asian="normal" style:font-size-complex="14pt" style:font-weight-complex="normal"/>
    </style:style>
    <style:style style:name="P54" style:family="paragraph" style:parent-style-name="Standard">
      <style:paragraph-properties fo:line-height="100%"/>
      <style:text-properties fo:color="#000000" style:font-name="Fira Code2" fo:font-size="10pt" fo:font-weight="normal" fo:background-color="transparent" style:font-size-asian="10pt" style:font-size-complex="10pt"/>
    </style:style>
    <style:style style:name="P55" style:family="paragraph" style:parent-style-name="Standard">
      <style:paragraph-properties fo:line-height="100%"/>
      <style:text-properties fo:color="#000000" style:font-name="Fira Code2" fo:font-size="10pt" fo:font-weight="normal" officeooo:paragraph-rsid="0028b329" fo:background-color="transparent" style:font-size-asian="10pt" style:font-size-complex="10pt"/>
    </style:style>
    <style:style style:name="P56" style:family="paragraph" style:parent-style-name="Standard">
      <style:paragraph-properties fo:line-height="100%" fo:text-align="start" style:justify-single-word="false"/>
      <style:text-properties fo:color="#000000" style:font-name="Fira Code2" fo:font-size="10pt" fo:font-weight="normal" officeooo:rsid="002d22cb" officeooo:paragraph-rsid="002d22cb" fo:background-color="transparent" style:font-size-asian="10pt" style:font-weight-asian="normal" style:font-size-complex="10pt" style:font-weight-complex="normal"/>
    </style:style>
    <style:style style:name="P57" style:family="paragraph" style:parent-style-name="Standard">
      <style:paragraph-properties fo:line-height="100%" fo:text-align="start" style:justify-single-word="false"/>
      <style:text-properties fo:color="#000000" style:font-name="Fira Code2" fo:font-size="10pt" fo:font-weight="normal" officeooo:rsid="002a89c2" officeooo:paragraph-rsid="00307456" fo:background-color="transparent" style:font-size-asian="10pt" style:font-weight-asian="normal" style:font-size-complex="10pt" style:font-weight-complex="normal"/>
    </style:style>
    <style:style style:name="P58" style:family="paragraph" style:parent-style-name="Standard">
      <style:paragraph-properties fo:line-height="100%" fo:text-align="start" style:justify-single-word="false"/>
      <style:text-properties fo:color="#000000" style:font-name="Fira Code2" fo:font-size="10pt" fo:font-weight="normal" officeooo:rsid="002a89c2" officeooo:paragraph-rsid="002d22cb" fo:background-color="transparent" style:font-size-asian="10pt" style:font-weight-asian="normal" style:font-size-complex="10pt" style:font-weight-complex="normal"/>
    </style:style>
    <style:style style:name="P59" style:family="paragraph" style:parent-style-name="Standard">
      <style:paragraph-properties fo:line-height="100%" fo:text-align="start" style:justify-single-word="false"/>
      <style:text-properties fo:color="#000000" style:font-name="Fira Code2" fo:font-size="10pt" fo:font-weight="normal" officeooo:rsid="002a89c2" officeooo:paragraph-rsid="00307456" fo:background-color="transparent" style:font-size-asian="10pt" style:font-weight-asian="normal" style:font-size-complex="10pt" style:font-weight-complex="normal"/>
    </style:style>
    <style:style style:name="P60" style:family="paragraph" style:parent-style-name="Standard">
      <style:paragraph-properties fo:line-height="100%" fo:text-align="start" style:justify-single-word="false"/>
      <style:text-properties fo:color="#000000" style:font-name="Fira Code2" fo:font-size="10pt" fo:font-weight="normal" officeooo:rsid="0027c3ed" officeooo:paragraph-rsid="0027c3ed" fo:background-color="transparent" style:font-size-asian="10pt" style:font-weight-asian="normal" style:font-size-complex="10pt" style:font-weight-complex="normal"/>
    </style:style>
    <style:style style:name="P61" style:family="paragraph" style:parent-style-name="Standard">
      <style:paragraph-properties fo:line-height="100%" fo:text-align="start" style:justify-single-word="false"/>
      <style:text-properties fo:color="#000000" style:font-name="Fira Code2" fo:font-size="10pt" fo:font-weight="normal" officeooo:rsid="0028b329" officeooo:paragraph-rsid="0028b329" fo:background-color="transparent" style:font-size-asian="10pt" style:font-weight-asian="normal" style:font-size-complex="10pt" style:font-weight-complex="normal"/>
    </style:style>
    <style:style style:name="P62" style:family="paragraph" style:parent-style-name="Standard">
      <style:paragraph-properties fo:line-height="100%"/>
      <style:text-properties fo:color="#000000" style:font-name="Fira Code2" fo:font-size="10pt" fo:background-color="transparent" style:font-size-asian="10pt" style:font-size-complex="10pt"/>
    </style:style>
    <style:style style:name="P63" style:family="paragraph" style:parent-style-name="Standard">
      <style:paragraph-properties fo:line-height="100%"/>
      <style:text-properties fo:color="#000000" fo:background-color="transparent"/>
    </style:style>
    <style:style style:name="P64" style:family="paragraph" style:parent-style-name="Standard">
      <style:paragraph-properties fo:line-height="100%" fo:text-align="start" style:justify-single-word="false"/>
      <style:text-properties fo:color="#000000" style:font-name="Fira Code2" fo:font-size="10.5pt" fo:font-weight="normal" officeooo:rsid="002a89c2" officeooo:paragraph-rsid="002d22cb" fo:background-color="transparent" style:font-size-asian="10.5pt" style:font-weight-asian="normal" style:font-size-complex="10.5pt" style:font-weight-complex="normal"/>
    </style:style>
    <style:style style:name="P65" style:family="paragraph" style:parent-style-name="Standard">
      <style:paragraph-properties fo:line-height="100%"/>
      <style:text-properties fo:color="#000000" style:font-name="Fira Code2" fo:font-size="10.5pt" fo:font-weight="normal" fo:background-color="transparent" style:font-size-asian="10.5pt" style:font-size-complex="10.5pt"/>
    </style:style>
    <style:style style:name="P66" style:family="paragraph" style:parent-style-name="Standard">
      <style:paragraph-properties fo:line-height="100%"/>
      <style:text-properties fo:color="#000000" style:font-name="Fira Code2" fo:font-size="10.5pt" fo:background-color="transparent" style:font-size-asian="10.5pt" style:font-size-complex="10.5pt"/>
    </style:style>
    <style:style style:name="P67" style:family="paragraph" style:parent-style-name="Standard">
      <style:paragraph-properties fo:line-height="100%" fo:text-align="start" style:justify-single-word="false"/>
      <style:text-properties fo:color="#000000" style:font-name="Fira Code2" fo:font-size="10pt" fo:font-weight="normal" officeooo:rsid="0031e4f7" officeooo:paragraph-rsid="0031e4f7" fo:background-color="transparent" style:font-size-asian="10pt" style:font-weight-asian="normal" style:font-size-complex="10pt" style:font-weight-complex="normal"/>
    </style:style>
    <style:style style:name="P68" style:family="paragraph" style:parent-style-name="Standard">
      <style:paragraph-properties fo:line-height="100%" fo:text-align="start" style:justify-single-word="false"/>
      <style:text-properties fo:color="#000000" style:font-name="Fira Code2" fo:font-size="10pt" fo:font-weight="normal" officeooo:rsid="00347baa" officeooo:paragraph-rsid="00347baa" fo:background-color="transparent" style:font-size-asian="10pt" style:font-weight-asian="normal" style:font-size-complex="10pt" style:font-weight-complex="normal"/>
    </style:style>
    <style:style style:name="P69" style:family="paragraph" style:parent-style-name="Standard">
      <style:paragraph-properties fo:line-height="100%" fo:text-align="start" style:justify-single-word="false"/>
      <style:text-properties fo:color="#000000" style:font-name="Fira Code2" fo:font-size="10pt" fo:font-weight="normal" officeooo:rsid="00347baa" officeooo:paragraph-rsid="00347baa" fo:background-color="transparent" style:font-size-asian="10pt" style:font-weight-asian="normal" style:font-size-complex="10pt" style:font-weight-complex="normal"/>
    </style:style>
    <style:style style:name="P70" style:family="paragraph" style:parent-style-name="Standard">
      <style:paragraph-properties fo:line-height="100%" fo:text-align="start" style:justify-single-word="false"/>
      <style:text-properties fo:color="#000000" style:font-name="Fira Code2" fo:font-size="10pt" fo:font-weight="normal" officeooo:rsid="0036012c" officeooo:paragraph-rsid="0036012c" fo:background-color="transparent" style:font-size-asian="10pt" style:font-weight-asian="normal" style:font-size-complex="10pt" style:font-weight-complex="normal"/>
    </style:style>
    <style:style style:name="P71" style:family="paragraph" style:parent-style-name="Standard">
      <style:paragraph-properties fo:line-height="100%" fo:text-align="start" style:justify-single-word="false"/>
      <style:text-properties fo:color="#000000" style:font-name="Fira Code2" fo:font-size="10pt" fo:font-weight="normal" officeooo:rsid="0036012c" officeooo:paragraph-rsid="00370b55" fo:background-color="transparent" style:font-size-asian="10pt" style:font-weight-asian="normal" style:font-size-complex="10pt" style:font-weight-complex="normal"/>
    </style:style>
    <style:style style:name="P72" style:family="paragraph" style:parent-style-name="Standard">
      <style:paragraph-properties fo:line-height="100%" fo:text-align="start" style:justify-single-word="false"/>
      <style:text-properties fo:color="#000000" style:font-name="Fira Code2" fo:font-size="10pt" fo:font-weight="normal" officeooo:rsid="0022de66" officeooo:paragraph-rsid="00375fea" fo:background-color="transparent" style:font-size-asian="10pt" style:font-weight-asian="normal" style:font-size-complex="10pt" style:font-weight-complex="normal"/>
    </style:style>
    <style:style style:name="P73" style:family="paragraph" style:parent-style-name="Standard">
      <style:paragraph-properties fo:line-height="100%" fo:text-align="start" style:justify-single-word="false"/>
      <style:text-properties fo:color="#000000" style:font-name="Fira Code2" fo:font-size="10pt" fo:font-weight="normal" officeooo:rsid="00375fea" officeooo:paragraph-rsid="00375fea" fo:background-color="transparent" style:font-size-asian="10pt" style:font-weight-asian="normal" style:font-size-complex="10pt" style:font-weight-complex="normal"/>
    </style:style>
    <style:style style:name="P74" style:family="paragraph" style:parent-style-name="Standard">
      <style:paragraph-properties fo:line-height="100%" fo:text-align="start" style:justify-single-word="false"/>
      <style:text-properties fo:color="#000000" style:font-name="Fira Code2" fo:font-size="10pt" fo:font-weight="normal" officeooo:rsid="0039241e" officeooo:paragraph-rsid="0039241e" fo:background-color="transparent" style:font-size-asian="10pt" style:font-weight-asian="normal" style:font-size-complex="10pt" style:font-weight-complex="normal"/>
    </style:style>
    <style:style style:name="P75" style:family="paragraph" style:parent-style-name="Standard">
      <style:paragraph-properties fo:line-height="100%" fo:text-align="start" style:justify-single-word="false"/>
      <style:text-properties fo:color="#000000" style:font-name="Fira Code2" fo:font-size="10pt" fo:font-weight="normal" officeooo:rsid="003b8190" officeooo:paragraph-rsid="003b8190" fo:background-color="transparent" style:font-size-asian="10pt" style:font-weight-asian="normal" style:font-size-complex="10pt" style:font-weight-complex="normal"/>
    </style:style>
    <style:style style:name="P76" style:family="paragraph" style:parent-style-name="Standard" style:list-style-name="L4">
      <style:paragraph-properties fo:line-height="100%" fo:text-align="start" style:justify-single-word="false"/>
      <style:text-properties fo:color="#000000" style:font-name="Fira Code2" fo:font-size="10pt" fo:font-weight="normal" officeooo:rsid="003cf43c" officeooo:paragraph-rsid="003cf43c" fo:background-color="transparent" style:font-size-asian="10pt" style:font-weight-asian="normal" style:font-size-complex="10pt" style:font-weight-complex="normal"/>
    </style:style>
    <style:style style:name="P77" style:family="paragraph" style:parent-style-name="Standard">
      <style:paragraph-properties fo:line-height="100%" fo:text-align="start" style:justify-single-word="false"/>
      <style:text-properties fo:color="#000000" style:font-name="Fira Code2" fo:font-size="10pt" fo:font-weight="normal" officeooo:rsid="003cf43c" officeooo:paragraph-rsid="003cf43c" fo:background-color="transparent" style:font-size-asian="10pt" style:font-weight-asian="normal" style:font-size-complex="10pt" style:font-weight-complex="normal"/>
    </style:style>
    <style:style style:name="P78" style:family="paragraph" style:parent-style-name="Standard">
      <style:paragraph-properties fo:line-height="100%"/>
      <style:text-properties fo:color="#000000" style:font-name="Fira Code2" fo:font-size="10pt" fo:font-weight="normal" fo:background-color="transparent" style:font-size-asian="10pt" style:font-size-complex="10pt"/>
    </style:style>
    <style:style style:name="P79" style:family="paragraph" style:parent-style-name="Standard">
      <style:paragraph-properties fo:line-height="100%"/>
      <style:text-properties fo:color="#000000" style:font-name="Fira Code2" fo:font-size="10pt" fo:font-weight="normal" fo:background-color="transparent" style:font-size-asian="10pt" style:font-size-complex="10pt"/>
    </style:style>
    <style:style style:name="P80" style:family="paragraph" style:parent-style-name="Standard">
      <style:paragraph-properties fo:line-height="100%"/>
      <style:text-properties fo:color="#000000" style:font-name="Fira Code2" fo:font-size="10pt" fo:font-weight="normal" officeooo:rsid="003ab6db" officeooo:paragraph-rsid="003ab6db" fo:background-color="transparent" style:font-size-asian="10pt" style:font-size-complex="10pt"/>
    </style:style>
    <style:style style:name="P81" style:family="paragraph" style:parent-style-name="Standard">
      <style:paragraph-properties fo:line-height="100%"/>
      <style:text-properties fo:color="#000000" style:font-name="Fira Code2" fo:font-size="10pt" fo:background-color="transparent" style:font-size-asian="10pt" style:font-size-complex="10pt"/>
    </style:style>
    <style:style style:name="P82" style:family="paragraph" style:parent-style-name="Standard">
      <style:paragraph-properties fo:line-height="100%"/>
      <style:text-properties fo:color="#000000" style:font-name="Fira Code2" fo:font-size="10pt" officeooo:rsid="003b8190" officeooo:paragraph-rsid="003b8190" fo:background-color="transparent" style:font-size-asian="10pt" style:font-size-complex="10pt"/>
    </style:style>
    <style:style style:name="P83" style:family="paragraph" style:parent-style-name="Standard">
      <style:paragraph-properties fo:line-height="100%" fo:text-align="start" style:justify-single-word="false"/>
      <style:text-properties fo:color="#000000" style:font-name="Fira Code2" fo:font-size="10pt" fo:font-weight="bold" officeooo:rsid="0039241e" officeooo:paragraph-rsid="0039241e" fo:background-color="transparent" style:font-size-asian="10pt" style:font-weight-asian="normal" style:font-size-complex="10pt" style:font-weight-complex="normal"/>
    </style:style>
    <style:style style:name="P84" style:family="paragraph" style:parent-style-name="Standard">
      <style:paragraph-properties fo:line-height="100%" fo:text-align="start" style:justify-single-word="false"/>
      <style:text-properties fo:font-size="14pt" fo:font-weight="normal" officeooo:rsid="0022de66" officeooo:paragraph-rsid="00224ac8" style:font-size-asian="14pt" style:font-weight-asian="normal" style:font-size-complex="14pt" style:font-weight-complex="normal"/>
    </style:style>
    <style:style style:name="P85" style:family="paragraph" style:parent-style-name="Standard">
      <style:paragraph-properties fo:line-height="100%" fo:text-align="start" style:justify-single-word="false"/>
      <style:text-properties fo:font-size="14pt" fo:font-weight="normal" officeooo:rsid="001ef573" officeooo:paragraph-rsid="001ef573" style:font-size-asian="14pt" style:font-weight-asian="normal" style:font-size-complex="14pt" style:font-weight-complex="normal"/>
    </style:style>
    <style:style style:name="P86" style:family="paragraph" style:parent-style-name="Standard">
      <style:paragraph-properties fo:line-height="100%" fo:text-align="start" style:justify-single-word="false"/>
      <style:text-properties fo:font-size="14pt" fo:font-weight="normal" officeooo:rsid="001d7159" officeooo:paragraph-rsid="001d7159" style:font-size-asian="14pt" style:font-weight-asian="normal" style:font-size-complex="14pt" style:font-weight-complex="normal"/>
    </style:style>
    <style:style style:name="P87" style:family="paragraph" style:parent-style-name="Standard">
      <style:paragraph-properties fo:line-height="100%" fo:text-align="start" style:justify-single-word="false"/>
      <style:text-properties fo:font-size="14pt" fo:font-weight="normal" officeooo:rsid="0020b48d" officeooo:paragraph-rsid="0020b48d" style:font-size-asian="14pt" style:font-weight-asian="normal" style:font-size-complex="14pt" style:font-weight-complex="normal"/>
    </style:style>
    <style:style style:name="P88" style:family="paragraph" style:parent-style-name="Standard">
      <style:paragraph-properties fo:line-height="100%" fo:text-align="start" style:justify-single-word="false"/>
      <style:text-properties fo:font-size="14pt" fo:font-weight="normal" officeooo:rsid="0020b48d" officeooo:paragraph-rsid="0022de66" style:font-size-asian="14pt" style:font-weight-asian="normal" style:font-size-complex="14pt" style:font-weight-complex="normal"/>
    </style:style>
    <style:style style:name="P89" style:family="paragraph" style:parent-style-name="Standard">
      <style:paragraph-properties fo:line-height="100%" fo:text-align="start" style:justify-single-word="false"/>
      <style:text-properties fo:font-size="14pt" fo:font-weight="normal" officeooo:rsid="0020b48d" officeooo:paragraph-rsid="00212693" style:font-size-asian="14pt" style:font-weight-asian="normal" style:font-size-complex="14pt" style:font-weight-complex="normal"/>
    </style:style>
    <style:style style:name="P90" style:family="paragraph" style:parent-style-name="Standard" style:list-style-name="L2">
      <style:paragraph-properties fo:line-height="100%" fo:text-align="start" style:justify-single-word="false"/>
      <style:text-properties fo:font-size="14pt" fo:font-weight="normal" officeooo:rsid="0022de66" officeooo:paragraph-rsid="0022de66"/>
    </style:style>
    <style:style style:name="P91" style:family="paragraph" style:parent-style-name="Standard">
      <style:paragraph-properties fo:line-height="100%" fo:text-align="start" style:justify-single-word="false"/>
      <style:text-properties fo:font-size="14pt" fo:font-weight="normal" officeooo:rsid="00224ac8" officeooo:paragraph-rsid="00224ac8"/>
    </style:style>
    <style:style style:name="P92" style:family="paragraph" style:parent-style-name="Standard">
      <style:paragraph-properties fo:line-height="100%" fo:text-align="start" style:justify-single-word="false"/>
      <style:text-properties fo:font-size="14pt" fo:font-weight="normal" officeooo:rsid="0024bce0" officeooo:paragraph-rsid="0024bce0" style:font-size-asian="12.25pt" style:font-weight-asian="normal" style:font-size-complex="14pt" style:font-weight-complex="normal"/>
    </style:style>
    <style:style style:name="P93" style:family="paragraph" style:parent-style-name="Standard">
      <style:paragraph-properties fo:line-height="100%" fo:text-align="start" style:justify-single-word="false"/>
      <style:text-properties fo:color="#608b4e" style:font-name="Fira Code" fo:font-size="10.5pt" fo:font-weight="normal" officeooo:paragraph-rsid="0036012c" fo:background-color="#1e1e1e"/>
    </style:style>
    <style:style style:name="P94" style:family="paragraph" style:parent-style-name="Standard">
      <style:paragraph-properties fo:line-height="100%"/>
      <style:text-properties style:font-name="Fira Code2" fo:font-size="10pt" style:font-size-asian="10pt" style:font-size-complex="10pt"/>
    </style:style>
    <style:style style:name="P95" style:family="paragraph" style:parent-style-name="Standard">
      <style:paragraph-properties fo:line-height="100%" fo:text-align="start" style:justify-single-word="false"/>
      <style:text-properties style:font-name="Fira Code1" fo:font-size="10pt" fo:font-weight="normal" officeooo:rsid="001d7159" officeooo:paragraph-rsid="001d7159" style:font-size-asian="10pt" style:font-weight-asian="normal" style:font-size-complex="10pt" style:font-weight-complex="normal"/>
    </style:style>
    <style:style style:name="P96" style:family="paragraph" style:parent-style-name="Standard">
      <style:paragraph-properties fo:line-height="100%" fo:text-align="start" style:justify-single-word="false"/>
      <style:text-properties style:font-name="Fira Code1" fo:font-size="10pt" fo:font-weight="normal" officeooo:rsid="001d7159" officeooo:paragraph-rsid="001ef573" style:font-size-asian="10pt" style:font-weight-asian="normal" style:font-size-complex="10pt" style:font-weight-complex="normal"/>
    </style:style>
    <style:style style:name="P97" style:family="paragraph" style:parent-style-name="Standard">
      <style:paragraph-properties fo:line-height="100%"/>
      <style:text-properties style:font-name="Fira Code1" fo:font-size="10pt" style:font-size-asian="10pt" style:font-size-complex="10pt"/>
    </style:style>
    <style:style style:name="P98" style:family="paragraph" style:parent-style-name="Standard">
      <style:paragraph-properties fo:line-height="100%" fo:text-align="center" style:justify-single-word="false"/>
      <style:text-properties fo:font-size="28pt" officeooo:rsid="001d7159" officeooo:paragraph-rsid="001d7159" style:font-size-asian="28pt" style:font-size-complex="28pt"/>
    </style:style>
    <style:style style:name="P99" style:family="paragraph" style:parent-style-name="Standard">
      <style:paragraph-properties fo:line-height="100%" fo:text-align="center" style:justify-single-word="false"/>
      <style:text-properties fo:font-size="32pt" officeooo:rsid="001d7159" officeooo:paragraph-rsid="001d7159" style:font-size-asian="32pt" style:font-size-complex="32pt"/>
    </style:style>
    <style:style style:name="P100" style:family="paragraph" style:parent-style-name="Standard">
      <style:paragraph-properties fo:line-height="100%" fo:text-align="center" style:justify-single-word="false"/>
      <style:text-properties fo:font-size="20pt" fo:font-weight="bold" officeooo:rsid="001d7159" officeooo:paragraph-rsid="00200cd8" style:font-size-asian="17.5pt" style:font-weight-asian="bold" style:font-size-complex="20pt" style:font-weight-complex="bold"/>
    </style:style>
    <style:style style:name="P101" style:family="paragraph" style:parent-style-name="Standard" style:list-style-name="L2">
      <style:paragraph-properties fo:line-height="100%" fo:text-align="center" style:justify-single-word="false" fo:break-before="page"/>
      <style:text-properties fo:font-size="20pt" fo:font-weight="bold" officeooo:rsid="0022de66" officeooo:paragraph-rsid="00240828"/>
    </style:style>
    <style:style style:name="P102" style:family="paragraph" style:parent-style-name="Standard">
      <style:paragraph-properties fo:line-height="100%" fo:text-align="center" style:justify-single-word="false" fo:break-before="page"/>
      <style:text-properties fo:font-size="20pt" fo:font-weight="bold" officeooo:rsid="001d7159" officeooo:paragraph-rsid="001d7159" style:font-size-asian="17.5pt" style:font-weight-asian="bold" style:font-size-complex="20pt" style:font-weight-complex="bold"/>
    </style:style>
    <style:style style:name="P103" style:family="paragraph" style:parent-style-name="Standard">
      <style:paragraph-properties fo:line-height="100%" fo:text-align="center" style:justify-single-word="false" fo:break-before="page"/>
      <style:text-properties fo:font-size="20pt" fo:font-weight="bold" officeooo:paragraph-rsid="00200cd8"/>
    </style:style>
    <style:style style:name="P104" style:family="paragraph" style:parent-style-name="Standard">
      <style:paragraph-properties fo:line-height="100%" fo:text-align="center" style:justify-single-word="false" fo:break-before="page"/>
      <style:text-properties fo:font-size="20pt" fo:font-weight="bold" officeooo:paragraph-rsid="00212693"/>
    </style:style>
    <style:style style:name="P105" style:family="paragraph" style:parent-style-name="Standard" style:list-style-name="L2">
      <style:paragraph-properties fo:line-height="100%" fo:text-align="center" style:justify-single-word="false" fo:break-before="page"/>
      <style:text-properties fo:color="#000000" style:font-name="Fira Code1" fo:font-size="20pt" fo:font-weight="bold" officeooo:rsid="0022de66" officeooo:paragraph-rsid="00375fea" fo:background-color="transparent" style:font-size-asian="12.25pt" style:font-weight-asian="normal" style:font-size-complex="14pt" style:font-weight-complex="normal"/>
    </style:style>
    <style:style style:name="P106" style:family="paragraph" style:parent-style-name="Standard" style:list-style-name="L2">
      <style:paragraph-properties fo:line-height="100%" fo:text-align="center" style:justify-single-word="false" fo:break-before="page"/>
      <style:text-properties fo:color="#000000" style:font-name="Fira Code1" fo:font-size="20pt" fo:font-weight="bold" officeooo:rsid="0022de66" officeooo:paragraph-rsid="0027c3ed" fo:background-color="transparent" style:font-size-asian="12.25pt" style:font-weight-asian="normal" style:font-size-complex="14pt" style:font-weight-complex="normal"/>
    </style:style>
    <style:style style:name="P107" style:family="paragraph" style:parent-style-name="Standard" style:list-style-name="L3">
      <style:paragraph-properties fo:line-height="100%" fo:text-align="center" style:justify-single-word="false" fo:break-before="page"/>
      <style:text-properties fo:color="#000000" style:font-name="Fira Code1" fo:font-size="20pt" fo:font-weight="bold" officeooo:rsid="0022de66" officeooo:paragraph-rsid="0031e4f7" fo:background-color="transparent" style:font-size-asian="12.25pt" style:font-weight-asian="bold" style:font-size-complex="14pt" style:font-weight-complex="bold"/>
    </style:style>
    <style:style style:name="P108" style:family="paragraph" style:parent-style-name="Standard" style:list-style-name="L3">
      <style:paragraph-properties fo:line-height="100%" fo:text-align="center" style:justify-single-word="false" fo:break-before="page"/>
      <style:text-properties fo:color="#000000" style:font-name="Fira Code1" fo:font-size="20pt" fo:font-weight="bold" officeooo:rsid="0022de66" officeooo:paragraph-rsid="00347baa" fo:background-color="transparent" style:font-size-asian="12.25pt" style:font-weight-asian="bold" style:font-size-complex="14pt" style:font-weight-complex="bold"/>
    </style:style>
    <style:style style:name="P109" style:family="paragraph" style:parent-style-name="Standard" style:list-style-name="L3">
      <style:paragraph-properties fo:line-height="100%" fo:text-align="center" style:justify-single-word="false" fo:break-before="page"/>
      <style:text-properties fo:color="#000000" style:font-name="Fira Code1" fo:font-size="20pt" fo:font-weight="bold" officeooo:rsid="0022de66" officeooo:paragraph-rsid="0036012c" fo:background-color="transparent" style:font-size-asian="12.25pt" style:font-weight-asian="bold" style:font-size-complex="14pt" style:font-weight-complex="bold"/>
    </style:style>
    <style:style style:name="P110" style:family="paragraph" style:parent-style-name="Standard" style:list-style-name="L3">
      <style:paragraph-properties fo:line-height="100%" fo:text-align="center" style:justify-single-word="false" fo:break-before="page"/>
      <style:text-properties fo:color="#000000" style:font-name="Fira Code1" fo:font-size="20pt" fo:font-weight="bold" officeooo:rsid="0022de66" officeooo:paragraph-rsid="003ab6db" fo:background-color="transparent" style:font-size-asian="12.25pt" style:font-weight-asian="bold" style:font-size-complex="14pt" style:font-weight-complex="bold"/>
    </style:style>
    <style:style style:name="P111" style:family="paragraph" style:parent-style-name="Standard" style:list-style-name="L3">
      <style:paragraph-properties fo:line-height="100%" fo:text-align="center" style:justify-single-word="false" fo:break-before="page"/>
      <style:text-properties fo:color="#000000" style:font-name="Fira Code1" fo:font-size="20pt" fo:font-weight="bold" officeooo:rsid="0022de66" officeooo:paragraph-rsid="003b8190" fo:background-color="transparent" style:font-size-asian="12.25pt" style:font-weight-asian="bold" style:font-size-complex="14pt" style:font-weight-complex="bold"/>
    </style:style>
    <style:style style:name="P112" style:family="paragraph" style:parent-style-name="Standard" style:list-style-name="L3">
      <style:paragraph-properties fo:line-height="100%" fo:text-align="center" style:justify-single-word="false" fo:break-before="page"/>
      <style:text-properties fo:color="#000000" style:font-name="Fira Code1" fo:font-size="20pt" fo:font-weight="bold" officeooo:rsid="0022de66" officeooo:paragraph-rsid="002a89c2" fo:background-color="transparent" style:font-size-asian="12.25pt" style:font-weight-asian="bold" style:font-size-complex="14pt" style:font-weight-complex="bold"/>
    </style:style>
    <style:style style:name="P113" style:family="paragraph" style:parent-style-name="Standard">
      <style:paragraph-properties fo:line-height="100%" fo:break-before="page"/>
      <style:text-properties fo:color="#000000" style:font-name="Fira Code1" fo:font-size="10pt" fo:background-color="transparent" style:font-size-asian="10pt" style:font-size-complex="10pt"/>
    </style:style>
    <style:style style:name="P114" style:family="paragraph" style:parent-style-name="Standard">
      <style:paragraph-properties fo:line-height="100%" fo:text-align="start" style:justify-single-word="false" fo:break-before="page"/>
      <style:text-properties fo:color="#000000" style:font-name="Fira Code2" fo:font-size="10pt" fo:font-weight="normal" officeooo:rsid="003cf43c" officeooo:paragraph-rsid="003cf43c" fo:background-color="transparent" style:font-size-asian="10pt" style:font-weight-asian="normal" style:font-size-complex="10pt" style:font-weight-complex="normal"/>
    </style:style>
    <style:style style:name="P115" style:family="paragraph" style:parent-style-name="Standard">
      <style:paragraph-properties fo:line-height="100%" fo:text-align="start" style:justify-single-word="false" fo:break-before="page"/>
      <style:text-properties fo:color="#000000" style:font-name="Fira Code2" fo:font-size="10pt" fo:font-weight="normal" officeooo:rsid="0028b329" officeooo:paragraph-rsid="0028b329" fo:background-color="transparent" style:font-size-asian="10pt" style:font-weight-asian="normal" style:font-size-complex="10pt" style:font-weight-complex="normal"/>
    </style:style>
    <style:style style:name="P116" style:family="paragraph" style:parent-style-name="Standard">
      <style:paragraph-properties fo:line-height="100%" fo:text-align="start" style:justify-single-word="false" fo:break-before="page"/>
      <style:text-properties fo:font-size="14pt" fo:font-weight="normal" officeooo:rsid="001d7159" officeooo:paragraph-rsid="001d7159" style:font-size-asian="14pt" style:font-weight-asian="normal" style:font-size-complex="14pt" style:font-weight-complex="normal"/>
    </style:style>
    <style:style style:name="P117" style:family="paragraph" style:parent-style-name="Standard">
      <style:paragraph-properties fo:margin-top="0cm" fo:margin-bottom="0.499cm" loext:contextual-spacing="false" fo:line-height="100%"/>
      <style:text-properties fo:color="#000000" style:font-name="Fira Code2" fo:font-size="10pt" fo:background-color="transparent" style:font-size-asian="10pt" style:font-size-complex="10pt"/>
    </style:style>
    <style:style style:name="P118" style:family="paragraph" style:parent-style-name="Standard">
      <style:paragraph-properties fo:margin-top="0cm" fo:margin-bottom="0.499cm" loext:contextual-spacing="false" fo:line-height="100%"/>
      <style:text-properties fo:color="#000000" style:font-name="Fira Code1" fo:font-size="10pt" fo:background-color="transparent" style:font-size-asian="10pt" style:font-size-complex="10pt"/>
    </style:style>
    <style:style style:name="P119" style:family="paragraph" style:parent-style-name="Standard">
      <style:paragraph-properties fo:margin-left="1.251cm" fo:margin-right="0cm" fo:line-height="100%" fo:text-indent="0cm" style:auto-text-indent="false"/>
      <style:text-properties fo:color="#000000" style:font-name="Fira Code2" fo:font-size="10pt" fo:font-weight="normal" fo:background-color="transparent" style:font-size-asian="10pt" style:font-size-complex="10pt"/>
    </style:style>
    <style:style style:name="P120" style:family="paragraph" style:parent-style-name="Standard">
      <style:paragraph-properties fo:margin-left="1.251cm" fo:margin-right="0cm" fo:line-height="100%" fo:text-indent="0cm" style:auto-text-indent="false"/>
      <style:text-properties fo:color="#000000" style:font-name="Fira Code2" fo:font-size="10pt" fo:font-weight="normal" officeooo:paragraph-rsid="003b8190" fo:background-color="transparent" style:font-size-asian="10pt" style:font-size-complex="10pt"/>
    </style:style>
    <style:style style:name="P121" style:family="paragraph" style:parent-style-name="Standard">
      <style:paragraph-properties fo:margin-left="1.251cm" fo:margin-right="0cm" fo:line-height="100%" fo:text-indent="0cm" style:auto-text-indent="false"/>
      <style:text-properties fo:color="#000000" style:font-name="Fira Code2" fo:font-size="10pt" fo:font-weight="normal" fo:background-color="transparent" style:font-size-asian="10pt" style:font-size-complex="10pt"/>
    </style:style>
    <style:style style:name="P122" style:family="paragraph" style:parent-style-name="Standard">
      <style:paragraph-properties fo:margin-left="1.251cm" fo:margin-right="0cm" fo:line-height="100%" fo:text-indent="0cm" style:auto-text-indent="false"/>
      <style:text-properties fo:color="#000000" style:font-name="Fira Code1" fo:font-size="10pt" fo:font-weight="normal" fo:background-color="transparent" style:font-size-asian="10pt" style:font-size-complex="10pt"/>
    </style:style>
    <style:style style:name="P123" style:family="paragraph" style:parent-style-name="Standard">
      <style:paragraph-properties fo:margin-left="1.251cm" fo:margin-right="0cm" fo:line-height="100%" fo:text-indent="0cm" style:auto-text-indent="false"/>
      <style:text-properties fo:color="#000000" style:font-name="Fira Code" fo:font-size="10.5pt" fo:font-weight="normal" fo:background-color="transparent"/>
    </style:style>
    <style:style style:name="P124" style:family="paragraph" style:parent-style-name="Standard">
      <style:paragraph-properties fo:margin-left="2.501cm" fo:margin-right="0cm" fo:line-height="100%" fo:text-indent="0cm" style:auto-text-indent="false"/>
      <style:text-properties fo:color="#000000" style:font-name="Fira Code1" fo:font-size="10pt" fo:font-weight="normal" fo:background-color="transparent" style:font-size-asian="10pt" style:font-size-complex="10pt"/>
    </style:style>
    <style:style style:name="P125" style:family="paragraph" style:parent-style-name="Standard">
      <style:paragraph-properties fo:margin-left="3.752cm" fo:margin-right="0cm" fo:line-height="100%" fo:text-indent="0cm" style:auto-text-indent="false"/>
      <style:text-properties fo:color="#000000" style:font-name="Fira Code1" fo:font-size="10pt" fo:font-weight="normal" fo:background-color="transparent" style:font-size-asian="10pt" style:font-size-complex="10pt"/>
    </style:style>
    <style:style style:name="P126" style:family="paragraph" style:parent-style-name="Standard">
      <style:paragraph-properties fo:margin-left="0cm" fo:margin-right="0cm" fo:line-height="100%" fo:text-indent="0cm" style:auto-text-indent="false"/>
      <style:text-properties fo:color="#000000" style:font-name="Fira Code2" fo:font-size="10pt" fo:font-weight="normal" officeooo:paragraph-rsid="003b8190" fo:background-color="transparent" style:font-size-asian="10pt" style:font-size-complex="10pt"/>
    </style:style>
    <style:style style:name="P127" style:family="paragraph" style:parent-style-name="Standard">
      <style:paragraph-properties fo:margin-left="2.501cm" fo:margin-right="0cm" fo:line-height="100%" fo:text-indent="0cm" style:auto-text-indent="false"/>
      <style:text-properties fo:color="#000000" style:font-name="Fira Code2" fo:font-size="10pt" fo:font-weight="normal" fo:background-color="transparent" style:font-size-asian="10pt" style:font-size-complex="10pt"/>
    </style:style>
    <style:style style:name="P128" style:family="paragraph">
      <loext:graphic-properties draw:fill-color="#eeeeee"/>
    </style:style>
    <style:style style:name="P129" style:family="paragraph">
      <loext:graphic-properties draw:fill-color="#eeeeee"/>
      <style:text-properties fo:font-size="12pt"/>
    </style:style>
    <style:style style:name="T1" style:family="text">
      <style:text-properties fo:font-weight="normal"/>
    </style:style>
    <style:style style:name="T2" style:family="text">
      <style:text-properties fo:font-variant="normal" fo:text-transform="none" fo:color="#d4d4d4" style:font-name="apple-system" fo:letter-spacing="normal" fo:font-style="normal"/>
    </style:style>
    <style:style style:name="T3" style:family="text">
      <style:text-properties fo:font-variant="normal" fo:text-transform="none" fo:color="#000000" style:font-name="Liberation Serif" fo:letter-spacing="normal" fo:font-style="normal"/>
    </style:style>
    <style:style style:name="T4" style:family="text">
      <style:text-properties fo:font-variant="normal" fo:text-transform="none" fo:color="#000000" style:font-name="Liberation Serif" fo:letter-spacing="normal" fo:font-style="normal" fo:font-weight="bold" style:font-weight-asian="bold" style:font-weight-complex="bold"/>
    </style:style>
    <style:style style:name="T5" style:family="text">
      <style:text-properties fo:font-variant="normal" fo:text-transform="none" style:font-name="Liberation Serif" fo:font-size="14pt" fo:letter-spacing="normal" fo:font-style="normal" fo:font-weight="normal" style:font-size-asian="14pt"/>
    </style:style>
    <style:style style:name="T6" style:family="text">
      <style:text-properties fo:font-variant="normal" fo:text-transform="none" style:font-name="Liberation Serif" fo:font-size="14pt" fo:letter-spacing="normal" fo:font-style="normal" fo:font-weight="normal" officeooo:rsid="00375fea" style:font-size-asian="14pt"/>
    </style:style>
    <style:style style:name="T7" style:family="text">
      <style:text-properties fo:font-variant="normal" fo:text-transform="none" style:font-name="Liberation Serif" fo:font-size="14pt" fo:letter-spacing="normal" fo:font-style="normal" fo:font-weight="normal" officeooo:rsid="0039241e" style:font-size-asian="14pt" style:font-weight-asian="normal" style:font-size-complex="14pt" style:font-weight-complex="normal"/>
    </style:style>
    <style:style style:name="T8" style:family="text">
      <style:text-properties fo:font-variant="normal" fo:text-transform="none" style:font-name="Liberation Serif" fo:font-size="14pt" fo:letter-spacing="normal" fo:font-style="normal" style:font-size-asian="14pt" loext:padding="0cm" loext:border="none"/>
    </style:style>
    <style:style style:name="T9" style:family="text">
      <style:text-properties fo:font-variant="normal" fo:text-transform="none" style:font-name="Liberation Serif" fo:font-size="14pt" fo:letter-spacing="normal" fo:font-style="normal" style:font-size-asian="14pt" style:font-weight-asian="normal" style:font-size-complex="14pt" style:font-weight-complex="normal"/>
    </style:style>
    <style:style style:name="T10" style:family="text">
      <style:text-properties fo:font-variant="normal" fo:text-transform="none" style:font-name="Liberation Serif" fo:font-size="14pt" fo:letter-spacing="normal" fo:font-style="normal" officeooo:rsid="0039241e" style:font-size-asian="14pt" style:font-weight-asian="normal" style:font-size-complex="14pt" style:font-weight-complex="normal"/>
    </style:style>
    <style:style style:name="T11" style:family="text">
      <style:text-properties fo:font-variant="normal" fo:text-transform="none" fo:letter-spacing="normal" fo:font-style="normal"/>
    </style:style>
    <style:style style:name="T12" style:family="text">
      <style:text-properties fo:font-variant="normal" fo:text-transform="none" fo:letter-spacing="normal" fo:font-style="normal" officeooo:rsid="00375fea"/>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officeooo:rsid="00375fea"/>
    </style:style>
    <style:style style:name="T15" style:family="text">
      <style:text-properties fo:font-variant="normal" fo:text-transform="none" fo:letter-spacing="normal" fo:font-style="normal" style:font-weight-asian="normal" style:font-weight-complex="normal"/>
    </style:style>
    <style:style style:name="T16" style:family="text">
      <style:text-properties fo:font-variant="normal" fo:text-transform="none" style:font-name="Fira Code2" fo:font-size="10pt" fo:letter-spacing="normal" fo:font-style="normal" fo:font-weight="normal" officeooo:rsid="00375fea" style:font-size-asian="10pt" style:font-size-complex="10pt"/>
    </style:style>
    <style:style style:name="T17" style:family="text">
      <style:text-properties fo:color="#000000" style:font-name="Liberation Serif" fo:background-color="transparent" loext:char-shading-value="0"/>
    </style:style>
    <style:style style:name="T18" style:family="text">
      <style:text-properties fo:color="#000000" style:font-name="Liberation Serif" fo:background-color="transparent" loext:char-shading-value="0" style:font-size-asian="20pt" style:font-weight-asian="bold" style:font-size-complex="20pt" style:font-weight-complex="bold"/>
    </style:style>
    <style:style style:name="T19" style:family="text">
      <style:text-properties fo:color="#000000" style:font-name="Liberation Serif" officeooo:rsid="00212693" fo:background-color="transparent" loext:char-shading-value="0" style:font-size-asian="20pt" style:font-weight-asian="bold" style:font-size-complex="20pt" style:font-weight-complex="bold"/>
    </style:style>
    <style:style style:name="T20" style:family="text">
      <style:text-properties fo:color="#000000" style:font-name="Liberation Serif" officeooo:rsid="00240828" fo:background-color="transparent" loext:char-shading-value="0" style:font-size-asian="20pt" style:font-weight-asian="bold" style:font-size-complex="20pt" style:font-weight-complex="bold"/>
    </style:style>
    <style:style style:name="T21" style:family="text">
      <style:text-properties fo:color="#000000" style:font-name="Liberation Serif" officeooo:rsid="00240828" fo:background-color="transparent" loext:char-shading-value="0"/>
    </style:style>
    <style:style style:name="T22" style:family="text">
      <style:text-properties fo:color="#000000" fo:font-weight="normal" fo:background-color="transparent" loext:char-shading-value="0"/>
    </style:style>
    <style:style style:name="T23" style:family="text">
      <style:text-properties fo:color="#000000" fo:font-weight="normal" officeooo:rsid="0039241e" fo:background-color="transparent" loext:char-shading-value="0"/>
    </style:style>
    <style:style style:name="T24" style:family="text">
      <style:text-properties fo:font-weight="bold" style:font-weight-asian="bold" style:font-weight-complex="bold"/>
    </style:style>
    <style:style style:name="T25" style:family="text">
      <style:text-properties fo:font-weight="bold" officeooo:rsid="001ef573" style:font-weight-asian="bold" style:font-weight-complex="bold"/>
    </style:style>
    <style:style style:name="T26" style:family="text">
      <style:text-properties fo:font-weight="bold" officeooo:rsid="00212693" style:font-weight-asian="bold" style:font-weight-complex="bold"/>
    </style:style>
    <style:style style:name="T27" style:family="text">
      <style:text-properties fo:font-weight="bold" officeooo:rsid="00224ac8" style:font-weight-asian="bold" style:font-weight-complex="bold"/>
    </style:style>
    <style:style style:name="T28" style:family="text">
      <style:text-properties fo:font-weight="bold" officeooo:rsid="0024bce0" style:font-weight-asian="bold" style:font-weight-complex="bold"/>
    </style:style>
    <style:style style:name="T29" style:family="text">
      <style:text-properties fo:font-weight="bold" officeooo:rsid="00307456" style:font-weight-asian="bold" style:font-weight-complex="bold"/>
    </style:style>
    <style:style style:name="T30" style:family="text">
      <style:text-properties fo:font-weight="bold" style:font-size-asian="14pt" style:font-weight-asian="bold" style:font-size-complex="14pt" style:font-weight-complex="bold"/>
    </style:style>
    <style:style style:name="T31" style:family="text">
      <style:text-properties style:font-name="Liberation Serif"/>
    </style:style>
    <style:style style:name="T32" style:family="text">
      <style:text-properties style:font-name="Liberation Serif" fo:font-weight="bold" style:font-weight-asian="bold" style:font-weight-complex="bold"/>
    </style:style>
    <style:style style:name="T33" style:family="text">
      <style:text-properties style:font-name="Liberation Serif" fo:font-weight="bold" officeooo:rsid="00263416" style:font-weight-asian="bold" style:font-weight-complex="bold"/>
    </style:style>
    <style:style style:name="T34" style:family="text">
      <style:text-properties style:font-name="Liberation Serif" fo:font-weight="bold" style:font-size-asian="20pt" style:font-weight-asian="bold" style:font-size-complex="20pt" style:font-weight-complex="bold"/>
    </style:style>
    <style:style style:name="T35" style:family="text">
      <style:text-properties style:font-name="Liberation Serif" fo:font-weight="bold" officeooo:rsid="003b8190" style:font-size-asian="20pt" style:font-weight-asian="bold" style:font-size-complex="20pt" style:font-weight-complex="bold"/>
    </style:style>
    <style:style style:name="T36" style:family="text">
      <style:text-properties style:font-name="Liberation Serif" officeooo:rsid="00263416"/>
    </style:style>
    <style:style style:name="T37" style:family="text">
      <style:text-properties style:font-name="Liberation Serif" officeooo:rsid="0027c3ed"/>
    </style:style>
    <style:style style:name="T38" style:family="text">
      <style:text-properties style:font-name="Liberation Serif" officeooo:rsid="001d7159" style:font-size-asian="17.5pt" style:font-weight-asian="bold" style:font-size-complex="20pt" style:font-weight-complex="bold"/>
    </style:style>
    <style:style style:name="T39" style:family="text">
      <style:text-properties style:font-name="Liberation Serif" officeooo:rsid="00200cd8" style:font-size-asian="17.5pt" style:font-weight-asian="bold" style:font-size-complex="20pt" style:font-weight-complex="bold"/>
    </style:style>
    <style:style style:name="T40" style:family="text">
      <style:text-properties style:font-name="Liberation Serif" officeooo:rsid="00375fea" style:font-size-asian="17.5pt" style:font-weight-asian="bold" style:font-size-complex="20pt" style:font-weight-complex="bold"/>
    </style:style>
    <style:style style:name="T41" style:family="text">
      <style:text-properties style:font-name="Liberation Serif" officeooo:rsid="003ab6db" style:font-size-asian="17.5pt" style:font-weight-asian="bold" style:font-size-complex="20pt" style:font-weight-complex="bold"/>
    </style:style>
    <style:style style:name="T42" style:family="text">
      <style:text-properties style:font-name="Liberation Serif" officeooo:rsid="001d7159" style:font-size-asian="17.5pt" style:font-size-complex="20pt"/>
    </style:style>
    <style:style style:name="T43" style:family="text">
      <style:text-properties style:font-name="Liberation Serif" officeooo:rsid="00200cd8" style:font-size-asian="17.5pt" style:font-size-complex="20pt"/>
    </style:style>
    <style:style style:name="T44" style:family="text">
      <style:text-properties style:font-name="Liberation Serif" officeooo:rsid="00347baa" style:font-size-asian="17.5pt" style:font-size-complex="20pt"/>
    </style:style>
    <style:style style:name="T45" style:family="text">
      <style:text-properties style:font-name="Liberation Serif" officeooo:rsid="0036012c" style:font-size-asian="17.5pt" style:font-size-complex="20pt"/>
    </style:style>
    <style:style style:name="T46" style:family="text">
      <style:text-properties style:font-name="Liberation Serif" officeooo:rsid="003ab6db" style:font-size-asian="17.5pt" style:font-size-complex="20pt"/>
    </style:style>
    <style:style style:name="T47" style:family="text">
      <style:text-properties style:font-name="Liberation Serif" officeooo:rsid="003b8190" style:font-size-asian="17.5pt" style:font-size-complex="20pt"/>
    </style:style>
    <style:style style:name="T48" style:family="text">
      <style:text-properties style:font-name="Liberation Serif" officeooo:rsid="0027c3ed" style:font-size-asian="20pt" style:font-weight-asian="bold" style:font-size-complex="20pt" style:font-weight-complex="bold"/>
    </style:style>
    <style:style style:name="T49" style:family="text">
      <style:text-properties style:font-name="Liberation Serif" officeooo:rsid="00375fea" style:font-size-asian="20pt" style:font-weight-asian="bold" style:font-size-complex="20pt" style:font-weight-complex="bold"/>
    </style:style>
    <style:style style:name="T50" style:family="text">
      <style:text-properties style:font-name="Liberation Serif" style:font-size-asian="20pt" style:font-size-complex="20pt"/>
    </style:style>
    <style:style style:name="T51" style:family="text">
      <style:text-properties style:font-name="Liberation Serif" officeooo:rsid="002a89c2" style:font-size-asian="20pt" style:font-size-complex="20pt"/>
    </style:style>
    <style:style style:name="T52" style:family="text">
      <style:text-properties style:font-name="Liberation Serif" officeooo:rsid="0031e4f7" style:font-size-asian="20pt" style:font-size-complex="20pt"/>
    </style:style>
    <style:style style:name="T53" style:family="text">
      <style:text-properties style:font-name="Liberation Serif" officeooo:rsid="00370b55" style:font-size-asian="20pt" style:font-size-complex="20pt"/>
    </style:style>
    <style:style style:name="T54" style:family="text">
      <style:text-properties style:font-name="Liberation Serif" officeooo:rsid="003ab6db" style:font-size-asian="20pt" style:font-size-complex="20pt"/>
    </style:style>
    <style:style style:name="T55" style:family="text">
      <style:text-properties style:font-name="Liberation Serif" officeooo:rsid="003b8190" style:font-size-asian="20pt" style:font-size-complex="20pt"/>
    </style:style>
    <style:style style:name="T56" style:family="text">
      <style:text-properties style:font-name="Liberation Serif" officeooo:rsid="002a07db" style:font-weight-asian="bold" style:font-weight-complex="bold"/>
    </style:style>
    <style:style style:name="T57" style:family="text">
      <style:text-properties style:font-name="Liberation Serif" fo:font-weight="normal" style:font-weight-asian="normal" style:font-weight-complex="normal"/>
    </style:style>
    <style:style style:name="T58" style:family="text">
      <style:text-properties style:font-name="Liberation Serif" fo:font-weight="normal" officeooo:rsid="002a07db" style:font-weight-asian="normal" style:font-weight-complex="normal"/>
    </style:style>
    <style:style style:name="T59" style:family="text">
      <style:text-properties style:font-name="Liberation Serif" officeooo:rsid="002d22cb"/>
    </style:style>
    <style:style style:name="T60" style:family="text">
      <style:text-properties style:font-name="Liberation Serif" fo:font-size="14pt" style:font-size-asian="20pt" style:font-size-complex="20pt"/>
    </style:style>
    <style:style style:name="T61" style:family="text">
      <style:text-properties officeooo:rsid="001ef573"/>
    </style:style>
    <style:style style:name="T62" style:family="text">
      <style:text-properties officeooo:rsid="00200cd8"/>
    </style:style>
    <style:style style:name="T63" style:family="text">
      <style:text-properties officeooo:rsid="001d7159" style:font-size-asian="17.5pt" style:font-weight-asian="bold" style:font-size-complex="20pt" style:font-weight-complex="bold"/>
    </style:style>
    <style:style style:name="T64" style:family="text">
      <style:text-properties officeooo:rsid="00200cd8" style:font-size-asian="17.5pt" style:font-weight-asian="bold" style:font-size-complex="20pt" style:font-weight-complex="bold"/>
    </style:style>
    <style:style style:name="T65" style:family="text">
      <style:text-properties officeooo:rsid="00212693" style:font-size-asian="17.5pt" style:font-weight-asian="bold" style:font-size-complex="20pt" style:font-weight-complex="bold"/>
    </style:style>
    <style:style style:name="T66" style:family="text">
      <style:text-properties officeooo:rsid="00240828" style:font-size-asian="17.5pt" style:font-weight-asian="bold" style:font-size-complex="20pt" style:font-weight-complex="bold"/>
    </style:style>
    <style:style style:name="T67" style:family="text">
      <style:text-properties style:font-name="Fira Code1" fo:font-size="10pt" style:font-size-asian="10pt" style:font-size-complex="10pt"/>
    </style:style>
    <style:style style:name="T68" style:family="text">
      <style:text-properties style:font-name="Fira Code1" fo:font-size="10pt" fo:font-weight="bold" style:font-size-asian="10pt" style:font-weight-asian="bold" style:font-size-complex="10pt" style:font-weight-complex="bold"/>
    </style:style>
    <style:style style:name="T69" style:family="text">
      <style:text-properties officeooo:rsid="0020b48d"/>
    </style:style>
    <style:style style:name="T70" style:family="text">
      <style:text-properties style:font-name="Fira Code" fo:font-size="10.5pt" fo:font-weight="normal"/>
    </style:style>
    <style:style style:name="T71" style:family="text">
      <style:text-properties style:font-name="Fira Code" fo:font-size="10.5pt" fo:font-weight="normal" officeooo:rsid="0020b48d"/>
    </style:style>
    <style:style style:name="T72" style:family="text">
      <style:text-properties officeooo:rsid="00212693"/>
    </style:style>
    <style:style style:name="T73" style:family="text">
      <style:text-properties officeooo:rsid="00224ac8"/>
    </style:style>
    <style:style style:name="T74" style:family="text">
      <style:text-properties style:font-size-asian="14pt" style:font-weight-asian="normal" style:font-size-complex="14pt" style:font-weight-complex="normal"/>
    </style:style>
    <style:style style:name="T75" style:family="text">
      <style:text-properties officeooo:rsid="00212693" style:font-size-asian="14pt" style:font-weight-asian="normal" style:font-size-complex="14pt" style:font-weight-complex="normal"/>
    </style:style>
    <style:style style:name="T76" style:family="text">
      <style:text-properties officeooo:rsid="0022de66" style:font-size-asian="14pt" style:font-weight-asian="normal" style:font-size-complex="14pt" style:font-weight-complex="normal"/>
    </style:style>
    <style:style style:name="T77" style:family="text">
      <style:text-properties officeooo:rsid="0022de66"/>
    </style:style>
    <style:style style:name="T78" style:family="text">
      <style:text-properties officeooo:rsid="00263416"/>
    </style:style>
    <style:style style:name="T79" style:family="text">
      <style:text-properties officeooo:rsid="00307456" fo:background-color="#ffffff"/>
    </style:style>
    <style:style style:name="T80" style:family="text">
      <style:text-properties fo:background-color="#ffffff"/>
    </style:style>
    <style:style style:name="T81" style:family="text">
      <style:text-properties style:font-size-asian="20pt" style:font-size-complex="20pt"/>
    </style:style>
    <style:style style:name="T82" style:family="text">
      <style:text-properties fo:color="#608b4e" style:font-name="Fira Code" fo:font-size="10.5pt" fo:background-color="#1e1e1e" loext:char-shading-value="0"/>
    </style:style>
    <style:style style:name="T83" style:family="text">
      <style:text-properties officeooo:rsid="00370b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color="#eeeeee" draw:textarea-horizontal-align="justify" draw:textarea-vertical-align="middle" draw:auto-grow-height="false" fo:min-height="8.301cm" fo:min-width="18.362cm" style:run-through="back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color="#eeeeee" draw:textarea-horizontal-align="justify" draw:textarea-vertical-align="middle" draw:auto-grow-height="false" fo:min-height="14.386cm" fo:min-width="18.6cm" style:run-through="back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color="#eeeeee" draw:textarea-horizontal-align="justify" draw:textarea-vertical-align="middle" draw:auto-grow-height="false" fo:min-height="6.477cm" fo:min-width="18.6cm" style:run-through="back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color="#eeeeee" draw:textarea-horizontal-align="justify" draw:textarea-vertical-align="middle" draw:auto-grow-height="false" fo:min-height="6.779cm" fo:min-width="18.6cm" style:run-through="back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color="#eeeeee" draw:textarea-horizontal-align="justify" draw:textarea-vertical-align="middle" draw:auto-grow-height="false" fo:min-height="5.152cm" fo:min-width="18.6cm" style:run-through="back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color="#eeeeee" draw:textarea-horizontal-align="justify" draw:textarea-vertical-align="middle" draw:auto-grow-height="false" fo:min-height="10.767cm" fo:min-width="18.6cm" style:run-through="back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color="#eeeeee" draw:textarea-horizontal-align="justify" draw:textarea-vertical-align="middle" draw:auto-grow-height="false" fo:min-height="6.957cm" fo:min-width="18.6cm" style:run-through="back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color="#eeeeee" draw:textarea-horizontal-align="justify" draw:textarea-vertical-align="middle" draw:auto-grow-height="false" fo:min-height="6.138cm" fo:min-width="18.6cm" style:run-through="back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color="#eeeeee" draw:textarea-horizontal-align="justify" draw:textarea-vertical-align="middle" draw:auto-grow-height="false" fo:min-height="3.602cm" fo:min-width="18.6cm" style:run-through="back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color="#eeeeee" draw:textarea-horizontal-align="justify" draw:textarea-vertical-align="middle" draw:auto-grow-height="false" fo:min-height="6.798cm" fo:min-width="18.6cm" style:run-through="back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color="#eeeeee" draw:textarea-horizontal-align="justify" draw:textarea-vertical-align="middle" draw:auto-grow-height="false" fo:min-height="8.835cm" fo:min-width="18.6cm" style:run-through="back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color="#eeeeee" draw:textarea-horizontal-align="justify" draw:textarea-vertical-align="middle" draw:auto-grow-height="false" fo:min-height="13.573cm" fo:min-width="18.6cm" style:run-through="back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color="#eeeeee" draw:textarea-horizontal-align="justify" draw:textarea-vertical-align="middle" draw:auto-grow-height="false" fo:min-height="11.8cm" fo:min-width="18.6cm" style:run-through="back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color="#eeeeee" draw:textarea-horizontal-align="justify" draw:textarea-vertical-align="middle" draw:auto-grow-height="false" fo:min-height="8.624cm" fo:min-width="18.362cm" style:run-through="back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color="#eeeeee" draw:textarea-horizontal-align="justify" draw:textarea-vertical-align="middle" draw:auto-grow-height="false" fo:min-height="9.366cm" fo:min-width="18.362cm" style:run-through="back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color="#eeeeee" draw:textarea-horizontal-align="justify" draw:textarea-vertical-align="middle" draw:auto-grow-height="false" fo:min-height="11.839cm" fo:min-width="18.362cm" style:run-through="back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color="#eeeeee" draw:textarea-horizontal-align="justify" draw:textarea-vertical-align="middle" draw:auto-grow-height="false" fo:min-height="4.471cm" fo:min-width="18.687cm" style:run-through="back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color="#eeeeee" draw:textarea-horizontal-align="justify" draw:textarea-vertical-align="middle" draw:auto-grow-height="false" fo:min-height="3.81cm" fo:min-width="18.6cm" style:run-through="back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color="#eeeeee" draw:textarea-horizontal-align="justify" draw:textarea-vertical-align="middle" draw:auto-grow-height="false" fo:min-height="2.117cm" fo:min-width="18.6cm" style:run-through="back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color="#eeeeee" draw:textarea-horizontal-align="justify" draw:textarea-vertical-align="middle" draw:auto-grow-height="false" fo:min-height="4.63cm" fo:min-width="18.6cm" style:run-through="back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color="#eeeeee" draw:textarea-horizontal-align="justify" draw:textarea-vertical-align="middle" draw:auto-grow-height="false" fo:min-height="14.007cm" fo:min-width="18.362cm" style:run-through="back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color="#eeeeee" draw:textarea-horizontal-align="justify" draw:textarea-vertical-align="middle" draw:auto-grow-height="false" fo:min-height="12.779cm" fo:min-width="18.362cm" style:run-through="back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color="#eeeeee" draw:textarea-horizontal-align="justify" draw:textarea-vertical-align="middle" draw:auto-grow-height="false" fo:min-height="0.688cm" fo:min-width="9.472cm" style:run-through="back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color="#eeeeee" draw:textarea-horizontal-align="justify" draw:textarea-vertical-align="middle" draw:auto-grow-height="false" fo:min-height="0.688cm" fo:min-width="11.642cm" style:run-through="back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color="#eeeeee" draw:textarea-horizontal-align="justify" draw:textarea-vertical-align="middle" draw:auto-grow-height="false" fo:min-height="13.204cm" fo:min-width="18.362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98"/>
      <text:p text:style-name="P98"/>
      <text:p text:style-name="P98"/>
      <text:p text:style-name="P98"/>
      <text:p text:style-name="P98"/>
      <text:p text:style-name="P98"/>
      <text:p text:style-name="P99">ES6 VS ES5</text:p>
      <text:p text:style-name="P99">Learnings</text:p>
      <text:p text:style-name="P102">Lec<text:span text:style-name="T62">ture</text:span> 1: <text:span text:style-name="T2"><text:s/></text:span><text:span text:style-name="T3">let and const</text:span></text:p>
      <text:p text:style-name="P1"/>
      <text:p text:style-name="P4"><text:span text:style-name="T3">There are three major differences between ES5’s </text:span><text:span text:style-name="T4">var</text:span><text:span text:style-name="T3"> and ES6’s </text:span><text:span text:style-name="T4">let </text:span><text:span text:style-name="T3">&amp;</text:span><text:span text:style-name="T4"> const.</text:span></text:p>
      <text:p text:style-name="P3"/>
      <text:list xml:id="list3286817996" text:style-name="L1">
        <text:list-item>
          <text:p text:style-name="P2">The major difference is that var declares a function scope variable and let and const declares a block scope variable</text:p>
        </text:list-item>
        <text:list-item>
          <text:p text:style-name="P5"><text:span text:style-name="T3">In var, if you use a variable without declaring then it assign </text:span><text:span text:style-name="T4">undefined </text:span><text:span text:style-name="T3">to that variable where in let &amp; const it throws an </text:span><text:span text:style-name="T4">error.</text:span></text:p>
        </text:list-item>
        <text:list-item>
          <text:p text:style-name="P2">You can change the value of a variable defined by var but in const that is not possible.</text:p>
        </text:list-item>
      </text:list>
      <text:p text:style-name="P1"/>
      <text:p text:style-name="P3">Examples:</text:p>
      <text:p text:style-name="P3"><draw:custom-shape text:anchor-type="paragraph" draw:z-index="12" draw:name="Shape1" draw:style-name="gr13" draw:text-style-name="P129" svg:width="18.601cm" svg:height="11.801cm" svg:x="-0.736cm" svg:y="0.453cm"><text:p/><draw:enhanced-geometry svg:viewBox="0 0 21600 21600" draw:type="rectangle" draw:enhanced-path="M 0 0 L 21600 0 21600 21600 0 21600 0 0 Z N"/></draw:custom-shape></text:p>
      <text:p text:style-name="P95">//<text:span text:style-name="T24">ES5</text:span></text:p>
      <text:p text:style-name="P95">var name5 = 'Jane Smith';</text:p>
      <text:p text:style-name="P95">var age5 = 23;</text:p>
      <text:p text:style-name="P95">name5 = 'Jane Miller';</text:p>
      <text:p text:style-name="P96">console.log(name5); <text:s/></text:p>
      <text:p text:style-name="P96">//<text:span text:style-name="T61">Output: Jane Miller</text:span></text:p>
      <text:p text:style-name="P95"/>
      <text:p text:style-name="P95">//<text:span text:style-name="T24">ES6</text:span></text:p>
      <text:p text:style-name="P95">const name6 = 'Jane Smith';</text:p>
      <text:p text:style-name="P95">let age6 = 23;</text:p>
      <text:p text:style-name="P95">name6 = 'Jane Miller';</text:p>
      <text:p text:style-name="P95">console.log(name6);</text:p>
      <text:p text:style-name="P95">//<text:span text:style-name="T61">Error</text:span></text:p>
      <text:p text:style-name="P95"/>
      <text:p text:style-name="P95">//<text:span text:style-name="T24">ES5</text:span></text:p>
      <text:p text:style-name="P95">function driversLicence5(passedTest) { <text:s/></text:p>
      <text:p text:style-name="P95"><text:s text:c="4"/>if (passedTest) {</text:p>
      <text:p text:style-name="P95"><text:s text:c="8"/>console.log(firstName);</text:p>
      <text:p text:style-name="P95"><text:s text:c="8"/>var firstName = 'John';</text:p>
      <text:p text:style-name="P95"><text:s text:c="8"/>var yearOfBirth = 1990;</text:p>
      <text:p text:style-name="P95"><text:s text:c="4"/>}</text:p>
      <text:p text:style-name="P95"><text:s text:c="5"/>console.log(firstName + ', born in ' + yearOfBirth + ', is now officially allowed to <text:tab/>drive a car.');</text:p>
      <text:p text:style-name="P95">}</text:p>
      <text:p text:style-name="P95"/>
      <text:p text:style-name="P95">driversLicence5(true);</text:p>
      <text:p text:style-name="P95">// <text:span text:style-name="T61">Output: John born in 1990 is now officially allowed to drive a car.</text:span></text:p>
      <text:p text:style-name="P95"/>
      <text:p text:style-name="P85">NOTES: if we write the same code with using let and const then this will throw an error as the scope of firstname and yearOfBirth variable then will be limited to the if block only. So to make this code work we have to write like below.</text:p>
      <text:p text:style-name="P116"><draw:custom-shape text:anchor-type="paragraph" draw:z-index="11" draw:name="Shape1" draw:style-name="gr12" draw:text-style-name="P128" svg:width="18.601cm" svg:height="13.574cm" svg:x="-0.704cm" svg:y="-0.092cm"><text:p/><draw:enhanced-geometry svg:viewBox="0 0 21600 21600" draw:type="rectangle" draw:enhanced-path="M 0 0 L 21600 0 21600 21600 0 21600 0 0 Z N"/></draw:custom-shape><text:span text:style-name="T67">//</text:span><text:span text:style-name="T68">ES6</text:span></text:p>
      <text:p text:style-name="P95">function driversLicence6(passedTest) {</text:p>
      <text:p text:style-name="P95"><text:s text:c="4"/>//console.log(firstName);</text:p>
      <text:p text:style-name="P95"><text:s text:c="4"/>let firstName;</text:p>
      <text:p text:style-name="P95"><text:s text:c="4"/>const yearOfBirth = 1990;</text:p>
      <text:p text:style-name="P95"><text:s text:c="4"/></text:p>
      <text:p text:style-name="P95"><text:s text:c="4"/>if (passedTest) {</text:p>
      <text:p text:style-name="P95"><text:s text:c="8"/>firstName = 'John';</text:p>
      <text:p text:style-name="P95"><text:s text:c="4"/>} </text:p>
      <text:p text:style-name="P95"><text:s text:c="4"/>console.log(firstName + ', born in ' + yearOfBirth + ', is now officially allowed to drive a car.');</text:p>
      <text:p text:style-name="P95">}</text:p>
      <text:p text:style-name="P95">driversLicence6(true);</text:p>
      <text:p text:style-name="P95"/>
      <text:p text:style-name="P95"/>
      <text:p text:style-name="P95">//<text:span text:style-name="T25">ES5</text:span></text:p>
      <text:p text:style-name="P95">var i = 23;</text:p>
      <text:p text:style-name="P95">for (var i = 0; i &lt; 5; i++) {</text:p>
      <text:p text:style-name="P95"><text:s text:c="4"/>console.log(i);</text:p>
      <text:p text:style-name="P95">}</text:p>
      <text:p text:style-name="P95">console.log(i);<text:tab/></text:p>
      <text:p text:style-name="P95">// <text:span text:style-name="T61">Output: 0 1 2 3 4 5</text:span></text:p>
      <text:p text:style-name="P95"/>
      <text:p text:style-name="P95"/>
      <text:p text:style-name="P95">//<text:span text:style-name="T25">ES6</text:span></text:p>
      <text:p text:style-name="P96"><text:span text:style-name="T61">let</text:span> i = 23;</text:p>
      <text:p text:style-name="P96">for (<text:span text:style-name="T61">let</text:span> i = 0; i &lt; 5; i++) {</text:p>
      <text:p text:style-name="P96"><text:s text:c="4"/>console.log(i);</text:p>
      <text:p text:style-name="P96">}</text:p>
      <text:p text:style-name="P96">console.log(i);</text:p>
      <text:p text:style-name="P95">//<text:span text:style-name="T61">Output: SyntaxError: Identifier 'i' has already been declared</text:span></text:p>
      <text:p text:style-name="P103"><text:span text:style-name="T63">Lec</text:span><text:span text:style-name="T64">ture</text:span><text:span text:style-name="T63"> </text:span><text:span text:style-name="T64">2</text:span><text:span text:style-name="T63">: </text:span><text:span text:style-name="T18">Blocks and IIFEs</text:span></text:p>
      <text:p text:style-name="P100"/>
      <text:p text:style-name="P86"/>
      <text:p text:style-name="P87">In ES5 you need an IIFE to create private variables but in ES6 variables declared using let and const are not accessible outside of a block. Let’s see this by an example.</text:p>
      <text:p text:style-name="P87"><draw:custom-shape text:anchor-type="paragraph" draw:z-index="10" draw:name="Shape1" draw:style-name="gr11" draw:text-style-name="P128" svg:width="18.601cm" svg:height="8.836cm" svg:x="-0.51cm" svg:y="0.326cm"><text:p/><draw:enhanced-geometry svg:viewBox="0 0 21600 21600" draw:type="rectangle" draw:enhanced-path="M 0 0 L 21600 0 21600 21600 0 21600 0 0 Z N"/></draw:custom-shape></text:p>
      <text:p text:style-name="P6">//<text:span text:style-name="T24">ES6</text:span></text:p>
      <text:p text:style-name="P7">{</text:p>
      <text:p text:style-name="P123">const a = 1;</text:p>
      <text:p text:style-name="P123">let b = 2;</text:p>
      <text:p text:style-name="P123">var c = 3;</text:p>
      <text:p text:style-name="P7">}</text:p>
      <text:p text:style-name="P9">//console.log(a + b); </text:p>
      <text:p text:style-name="P9">//<text:span text:style-name="T69">if we uncomment above part it will throw an error</text:span></text:p>
      <text:p text:style-name="P63"><text:span text:style-name="T70">console.log(c); //</text:span><text:span text:style-name="T71">Output: 3</text:span></text:p>
      <text:p text:style-name="P7"/>
      <text:p text:style-name="P7">//<text:span text:style-name="T24">ES5</text:span></text:p>
      <text:p text:style-name="P7">(function() {</text:p>
      <text:p text:style-name="P123">var c = 3;</text:p>
      <text:p text:style-name="P7">})();</text:p>
      <text:p text:style-name="P7">console.log(c);</text:p>
      <text:p text:style-name="P7"/>
      <text:p text:style-name="P8">/*<text:span text:style-name="T69">This code throws an error as the variable inside IIFEs can not be accessed outside of the scope*/</text:span></text:p>
      <text:p text:style-name="P104"><text:span text:style-name="T63">Lec</text:span><text:span text:style-name="T64">ture</text:span><text:span text:style-name="T63"> </text:span><text:span text:style-name="T65">3</text:span><text:span text:style-name="T63">: </text:span><text:span text:style-name="T19">Strings</text:span></text:p>
      <text:p text:style-name="P17"/>
      <text:p text:style-name="P88">In ES5, <text:span text:style-name="T72">String concatenation is done using ‘</text:span><text:span text:style-name="T26">+</text:span><text:span text:style-name="T72">’ operator which is quite confusing and forgetting a ‘</text:span><text:span text:style-name="T26">+</text:span><text:span text:style-name="T72">’ is common. So ES6 comes with a handy feature that is known as ‘</text:span><text:span text:style-name="T26">String Literals’. </text:span><text:span text:style-name="T73"><text:s/>To use this we have to use </text:span><text:span text:style-name="T27">backticks</text:span><text:span text:style-name="T73"> ( </text:span><text:span text:style-name="T27">`</text:span><text:span text:style-name="T73"> ) instead of single or double quotes. Literals are defined by ${something-to-print}. Let’s see how to use that by comparing ES5 way and ES6 way. </text:span></text:p>
      <text:p text:style-name="P89"><draw:custom-shape text:anchor-type="paragraph" draw:z-index="9" draw:name="Shape1" draw:style-name="gr10" draw:text-style-name="P128" svg:width="18.601cm" svg:height="6.799cm" svg:x="-0.616cm" svg:y="0.263cm"><text:p/><draw:enhanced-geometry svg:viewBox="0 0 21600 21600" draw:type="rectangle" draw:enhanced-path="M 0 0 L 21600 0 21600 21600 0 21600 0 0 Z N"/></draw:custom-shape></text:p>
      <text:p text:style-name="P14">let firstName = 'John';</text:p>
      <text:p text:style-name="P10">let lastName = 'Smith';</text:p>
      <text:p text:style-name="P10">const yearOfBirth = 1990;</text:p>
      <text:p text:style-name="P10"/>
      <text:p text:style-name="P10">function calcAge(year) {</text:p>
      <text:p text:style-name="P10"><text:tab/>return 2016 - year;</text:p>
      <text:p text:style-name="P10">}</text:p>
      <text:p text:style-name="P10"/>
      <text:p text:style-name="P10">//<text:span text:style-name="T24">ES5</text:span></text:p>
      <text:p text:style-name="P10">console.log('This is ' + firstName + ' ' + lastName + '. He was born in ' + yearOfBirth + '. Today, he is ' + calcAge(yearOfBirth) + ' years old.');</text:p>
      <text:p text:style-name="P10"/>
      <text:p text:style-name="P10">//<text:span text:style-name="T24">ES6</text:span></text:p>
      <text:p text:style-name="P10">console.log(`This is ${firstName} ${lastName}. He was born in ${yearOfBirth}. Today, he is ${calcAge(yearOfBirth)} years old.`);</text:p>
      <text:p text:style-name="P7"/>
      <text:p text:style-name="P91"><text:span text:style-name="T74">Not only this, </text:span><text:span text:style-name="T75">E</text:span><text:span text:style-name="T74">S6 also introduces some new functions and properties for string types. <text:s/></text:span><text:span text:style-name="T76">We will see this by an example.</text:span></text:p>
      <text:p text:style-name="P84"><draw:custom-shape text:anchor-type="paragraph" draw:z-index="8" draw:name="Shape1" draw:style-name="gr9" draw:text-style-name="P128" svg:width="18.601cm" svg:height="3.603cm" svg:x="-0.616cm" svg:y="0.199cm"><text:p/><draw:enhanced-geometry svg:viewBox="0 0 21600 21600" draw:type="rectangle" draw:enhanced-path="M 0 0 L 21600 0 21600 21600 0 21600 0 0 Z N"/></draw:custom-shape></text:p>
      <text:p text:style-name="P15">let firstName = 'John';</text:p>
      <text:p text:style-name="P16">let lastName = 'Smith';</text:p>
      <text:p text:style-name="P11">const n = `${firstName} ${lastName}`;</text:p>
      <text:p text:style-name="P10">console.log(n.startsWith('j')); //<text:span text:style-name="T77">false</text:span></text:p>
      <text:p text:style-name="P10">console.log(n.endsWith('Sm')); //<text:span text:style-name="T77">false</text:span></text:p>
      <text:p text:style-name="P10">console.log(n.includes('oh')); //<text:span text:style-name="T77">true</text:span></text:p>
      <text:p text:style-name="P10">console.log(`${firstName} `.repeat(<text:span text:style-name="T77">3</text:span>)); //<text:span text:style-name="T77">John John John</text:span></text:p>
      <text:p text:style-name="P84"/>
      <text:list xml:id="list3302530228" text:style-name="L2">
        <text:list-item>
          <text:p text:style-name="P90"><text:span text:style-name="T30">startsWith()</text:span><text:span text:style-name="T74">: Returns true if string starts with the argument passed otherwise false.</text:span></text:p>
        </text:list-item>
        <text:list-item>
          <text:p text:style-name="P90"><text:span text:style-name="T30">endsWith()</text:span><text:span text:style-name="T74">: Returns true if string ends with the argument passed otherwise false.</text:span></text:p>
        </text:list-item>
        <text:list-item>
          <text:p text:style-name="P90"><text:span text:style-name="T30">includes()</text:span><text:span text:style-name="T74">: Returns true if string contains the argument passed otherwise false.</text:span></text:p>
        </text:list-item>
        <text:list-item>
          <text:p text:style-name="P90"><text:span text:style-name="T30">repeat()</text:span><text:span text:style-name="T74">: Returns the caller string no of times in the argument.</text:span></text:p>
          <text:p text:style-name="P101"><text:span text:style-name="T63">Lec</text:span><text:span text:style-name="T64">ture</text:span><text:span text:style-name="T63"> </text:span><text:span text:style-name="T66">4</text:span><text:span text:style-name="T63">: </text:span><text:span text:style-name="T20">Arrow Functions</text:span></text:p>
        </text:list-item>
      </text:list>
      <text:p text:style-name="P18"/>
      <text:p text:style-name="P92"><text:span text:style-name="T21">A</text:span><text:span text:style-name="T17">rrow functions are shorter version of function with some major changes. Which we will see by examples.</text:span></text:p>
      <text:p text:style-name="P19"><draw:custom-shape text:anchor-type="paragraph" draw:z-index="5" draw:name="Shape1" draw:style-name="gr6" draw:text-style-name="P128" svg:width="18.601cm" svg:height="10.768cm" svg:x="-0.642cm" svg:y="0.372cm"><text:p/><draw:enhanced-geometry svg:viewBox="0 0 21600 21600" draw:type="rectangle" draw:enhanced-path="M 0 0 L 21600 0 21600 21600 0 21600 0 0 Z N"/></draw:custom-shape></text:p>
      <text:p text:style-name="P24">const years = [1990, 1965, 1982, 1937];</text:p>
      <text:p text:style-name="P97"/>
      <text:p text:style-name="P25">//<text:span text:style-name="T24">ES5</text:span></text:p>
      <text:p text:style-name="P25">var ages5 = years.map(function(el) {</text:p>
      <text:p text:style-name="P25"><text:tab/>return 2016 - el;</text:p>
      <text:p text:style-name="P25">});</text:p>
      <text:p text:style-name="P25">console.log(ages5);</text:p>
      <text:p text:style-name="P118"/>
      <text:p text:style-name="P25">//<text:span text:style-name="T24">ES6</text:span></text:p>
      <text:p text:style-name="P25">let ages6 = years.map(el =&gt; 2016 - el);</text:p>
      <text:p text:style-name="P25">console.log(ages6);</text:p>
      <text:p text:style-name="P25"/>
      <text:p text:style-name="P25">//<text:span text:style-name="T28">Some more examples</text:span></text:p>
      <text:p text:style-name="P26"/>
      <text:p text:style-name="P25">ages6 = years.map((el, index) =&gt; `Age element ${index + 1}: ${2016 - el}.`);</text:p>
      <text:p text:style-name="P25">console.log(ages6);</text:p>
      <text:p text:style-name="P26"/>
      <text:p text:style-name="P25">ages6 = years.map((el, index) =&gt; {</text:p>
      <text:p text:style-name="P122">const now = new Date().getFullYear();</text:p>
      <text:p text:style-name="P122">const age = now - el;</text:p>
      <text:p text:style-name="P122">return `Age element ${index + 1}: ${age}.`</text:p>
      <text:p text:style-name="P25">});</text:p>
      <text:p text:style-name="P25">console.log(ages6);</text:p>
      <text:p text:style-name="P24"/>
      <text:p text:style-name="P24"/>
      <text:p text:style-name="P36"><text:span text:style-name="T31">The </text:span><text:span text:style-name="T32">this </text:span><text:span text:style-name="T31">keyword works differently in arrow functions let us understand by an example.</text:span></text:p>
      <text:p text:style-name="P19"><draw:custom-shape text:anchor-type="paragraph" draw:z-index="6" draw:name="Shape1" draw:style-name="gr7" draw:text-style-name="P128" svg:width="18.601cm" svg:height="6.958cm" svg:x="-0.642cm" svg:y="0.418cm"><text:p/><draw:enhanced-geometry svg:viewBox="0 0 21600 21600" draw:type="rectangle" draw:enhanced-path="M 0 0 L 21600 0 21600 21600 0 21600 0 0 Z N"/></draw:custom-shape></text:p>
      <text:p text:style-name="P24">//<text:span text:style-name="T24">ES5</text:span></text:p>
      <text:p text:style-name="P25">var box5 = {</text:p>
      <text:p text:style-name="P122">color: 'green',</text:p>
      <text:p text:style-name="P122">position: 1,</text:p>
      <text:p text:style-name="P122">clickMe: function() {</text:p>
      <text:p text:style-name="P124">var self = this; </text:p>
      <text:p text:style-name="P124">document.querySelector('.green').addEventListener('click', function() {</text:p>
      <text:p text:style-name="P125">var str = 'This is box number ' + self.position + ' and it is ' + self.color;</text:p>
      <text:p text:style-name="P125">alert(str);</text:p>
      <text:p text:style-name="P124">});</text:p>
      <text:p text:style-name="P122">}</text:p>
      <text:p text:style-name="P25">}</text:p>
      <text:p text:style-name="P25">box5.clickMe();</text:p>
      <text:p text:style-name="P25"/>
      <text:p text:style-name="P113"><draw:custom-shape text:anchor-type="paragraph" draw:z-index="7" draw:name="Shape1" draw:style-name="gr8" draw:text-style-name="P128" svg:width="18.601cm" svg:height="6.139cm" svg:x="-0.647cm" svg:y="-0.249cm"><text:p/><draw:enhanced-geometry svg:viewBox="0 0 21600 21600" draw:type="rectangle" draw:enhanced-path="M 0 0 L 21600 0 21600 21600 0 21600 0 0 Z N"/></draw:custom-shape><text:span text:style-name="T1">//</text:span><text:span text:style-name="T24">ES6</text:span></text:p>
      <text:p text:style-name="P25">const box6 = {</text:p>
      <text:p text:style-name="P122">color: 'green',</text:p>
      <text:p text:style-name="P122">position: 1,</text:p>
      <text:p text:style-name="P122">clickMe: function() {</text:p>
      <text:p text:style-name="P124">document.querySelector('.green').addEventListener('click', () =&gt; {</text:p>
      <text:p text:style-name="P125">var str = <text:span text:style-name="T78">`</text:span>This is box number <text:span text:style-name="T78">${</text:span>this.position<text:span text:style-name="T78">}</text:span> and it is <text:s/><text:span text:style-name="T78">${</text:span>this.color<text:span text:style-name="T78">}`</text:span>;</text:p>
      <text:p text:style-name="P125">alert(str);</text:p>
      <text:p text:style-name="P124">});</text:p>
      <text:p text:style-name="P122">}</text:p>
      <text:p text:style-name="P25">}</text:p>
      <text:p text:style-name="P25">box6.clickMe();</text:p>
      <text:p text:style-name="P37"><text:span text:style-name="T31"/></text:p>
      <text:p text:style-name="P37"><text:span text:style-name="T31">T</text:span><text:span text:style-name="T36">here is a clear difference between the ES5 and ES6 version, As in ES5 you can not access the other properties like color and position by using </text:span><text:span text:style-name="T33">this</text:span><text:span text:style-name="T36"> keyword in callback function of event-listener </text:span><text:span text:style-name="T37">that is why we store the this instance in self variable</text:span><text:span text:style-name="T36"> where in ES6 it can be accessed via </text:span><text:span text:style-name="T33">this</text:span><text:span text:style-name="T36"> keyword </text:span><text:span text:style-name="T37">which is a major advantage</text:span><text:span text:style-name="T36">. </text:span></text:p>
      <text:list xml:id="list1023397802706" text:continue-numbering="true" text:style-name="L2">
        <text:list-header>
          <text:p text:style-name="P105"><text:span text:style-name="T38">Lec</text:span><text:span text:style-name="T39">ture</text:span><text:span text:style-name="T38"> </text:span><text:span text:style-name="T40">5</text:span><text:span text:style-name="T38">: </text:span><text:span text:style-name="T49">De-structuring</text:span></text:p>
          <text:p text:style-name="P50"><text:span text:style-name="T49"/></text:p>
        </text:list-header>
      </text:list>
      <text:p text:style-name="P51"><text:span text:style-name="T5">The </text:span><text:span text:style-name="Strong_20_Emphasis"><text:span text:style-name="T8">destructuring assignment </text:span></text:span><text:span text:style-name="T5">syntax is a JavaScript expression that makes it possible to unpack values from arrays, or properties from objects, into distinct variables. </text:span><text:span text:style-name="T6">Let’s see some examples.</text:span></text:p>
      <text:p text:style-name="P51"><draw:custom-shape text:anchor-type="paragraph" draw:z-index="16" draw:name="Shape1" draw:style-name="gr17" draw:text-style-name="P128" svg:width="18.687cm" svg:height="4.472cm" svg:x="-0.721cm" svg:y="0.277cm"><text:p/><draw:enhanced-geometry svg:viewBox="0 0 21600 21600" draw:type="rectangle" draw:enhanced-path="M 0 0 L 21600 0 21600 21600 0 21600 0 0 Z N"/></draw:custom-shape><text:span text:style-name="T6"/></text:p>
      <text:p text:style-name="P72"><text:span text:style-name="T12">// ES5</text:span></text:p>
      <text:p text:style-name="P78">var john = ['John', 26];</text:p>
      <text:p text:style-name="P78">var name = john[0];</text:p>
      <text:p text:style-name="P78">var age = john[1];</text:p>
      <text:p text:style-name="P81"><text:span text:style-name="T1"/></text:p>
      <text:p text:style-name="P81"><text:span text:style-name="T1">// ES6</text:span></text:p>
      <text:p text:style-name="P78">const [name, age] = ['John', 26];</text:p>
      <text:p text:style-name="P78">console.log(name);</text:p>
      <text:p text:style-name="P78">console.log(age);</text:p>
      <text:p text:style-name="P52"><text:span text:style-name="T16"/></text:p>
      <text:p text:style-name="P52"><text:span text:style-name="T5">It’s not limited to only this we can even use it for assignments like the following example.</text:span></text:p>
      <text:p text:style-name="P73"><draw:custom-shape text:anchor-type="paragraph" draw:z-index="17" draw:name="Shape1" draw:style-name="gr18" draw:text-style-name="P128" svg:width="18.601cm" svg:height="3.811cm" svg:x="-0.635cm" svg:y="0.24cm"><text:p/><draw:enhanced-geometry svg:viewBox="0 0 21600 21600" draw:type="rectangle" draw:enhanced-path="M 0 0 L 21600 0 21600 21600 0 21600 0 0 Z N"/></draw:custom-shape><text:span text:style-name="T11"/></text:p>
      <text:p text:style-name="P73"><text:span text:style-name="T11">const obj = {</text:span></text:p>
      <text:p text:style-name="P78"><text:tab/>firstName: 'John',</text:p>
      <text:p text:style-name="P78"><text:tab/>lastName: 'Smith'</text:p>
      <text:p text:style-name="P78">};</text:p>
      <text:p text:style-name="P81"/>
      <text:p text:style-name="P78">const {firstName, lastName} = obj;</text:p>
      <text:p text:style-name="P78">console.log(firstName);</text:p>
      <text:p text:style-name="P78">console.log(lastName);</text:p>
      <text:p text:style-name="P52"><text:span text:style-name="T5"/></text:p>
      <text:p text:style-name="P53"><text:span text:style-name="T5">The above example will throw an error that firstname is already defined so we can solve this by assigning specific property to specific variable by following way.</text:span></text:p>
      <text:p text:style-name="P83"><draw:custom-shape text:anchor-type="paragraph" draw:z-index="18" draw:name="Shape1" draw:style-name="gr19" draw:text-style-name="P128" svg:width="18.601cm" svg:height="2.117cm" svg:x="-0.635cm" svg:y="0.228cm"><text:p/><draw:enhanced-geometry svg:viewBox="0 0 21600 21600" draw:type="rectangle" draw:enhanced-path="M 0 0 L 21600 0 21600 21600 0 21600 0 0 Z N"/></draw:custom-shape><text:span text:style-name="T13"/></text:p>
      <text:p text:style-name="P74"><text:span text:style-name="T11">const {firstName: a, lastName: b} = obj;</text:span></text:p>
      <text:p text:style-name="P78">console.log(a);</text:p>
      <text:p text:style-name="P78">console.log(b);</text:p>
      <text:p text:style-name="P78"><text:span text:style-name="T7"/></text:p>
      <text:p text:style-name="P80"><text:span text:style-name="T10">W</text:span><text:span text:style-name="T9">e can even use this to return more then one values from a function.</text:span></text:p>
      <text:p text:style-name="P80"><draw:custom-shape text:anchor-type="paragraph" draw:z-index="19" draw:name="Shape1" draw:style-name="gr20" draw:text-style-name="P128" svg:width="18.601cm" svg:height="4.631cm" svg:x="-0.635cm" svg:y="0.415cm"><text:p/><draw:enhanced-geometry svg:viewBox="0 0 21600 21600" draw:type="rectangle" draw:enhanced-path="M 0 0 L 21600 0 21600 21600 0 21600 0 0 Z N"/></draw:custom-shape><text:span text:style-name="T15"/></text:p>
      <text:p text:style-name="P80"><text:span text:style-name="T15">function calcAgeRetirement(year) {</text:span></text:p>
      <text:p text:style-name="P78">const age = new Date().getFullYear() - year;</text:p>
      <text:p text:style-name="P78">return [age, 65 - age];</text:p>
      <text:p text:style-name="P78">}</text:p>
      <text:p text:style-name="P81"><text:span text:style-name="T1"/></text:p>
      <text:p text:style-name="P81"><text:span text:style-name="T1">const [age2, retirement] = calcAgeRetirement(1990);</text:span></text:p>
      <text:p text:style-name="P78">console.log(age2);</text:p>
      <text:p text:style-name="P78">console.log(retirement);</text:p>
      <text:p text:style-name="P80"><text:span text:style-name="T15"/></text:p>
      <text:list xml:id="list1024218095070" text:continue-numbering="true" text:style-name="L2">
        <text:list-header>
          <text:p text:style-name="P106"><text:span text:style-name="T38">Lec</text:span><text:span text:style-name="T39">ture</text:span><text:span text:style-name="T38"> </text:span><text:span text:style-name="T41">6</text:span><text:span text:style-name="T38">: </text:span><text:span text:style-name="T48">Arrays</text:span></text:p>
        </text:list-header>
      </text:list>
      <text:p text:style-name="P20"/>
      <text:p text:style-name="P38"><text:span text:style-name="T31">In ES6 there are new features are implemented to making it more convenient. There are major two things first is the </text:span><text:span text:style-name="T32">from()</text:span><text:span text:style-name="T31"> method for creating array from any other linear structures for example: nodelists. Another major feature is introduction of </text:span><text:span text:style-name="T32">for..of </text:span><text:span text:style-name="T31">loop which we will see by an example. The examples are given below.</text:span></text:p>
      <text:p text:style-name="P20"><draw:custom-shape text:anchor-type="paragraph" draw:z-index="4" draw:name="Shape1" draw:style-name="gr5" draw:text-style-name="P128" svg:width="18.601cm" svg:height="5.153cm" svg:x="-0.43cm" svg:y="0.289cm"><text:p/><draw:enhanced-geometry svg:viewBox="0 0 21600 21600" draw:type="rectangle" draw:enhanced-path="M 0 0 L 21600 0 21600 21600 0 21600 0 0 Z N"/></draw:custom-shape></text:p>
      <text:p text:style-name="P60">const boxes = document.querySelectorAll('.box');</text:p>
      <text:p text:style-name="P54"/>
      <text:p text:style-name="P62"><text:span text:style-name="T1">//</text:span><text:span text:style-name="T24">ES5</text:span></text:p>
      <text:p text:style-name="P54">var boxesArr5 = Array.prototype.slice.call(boxes);</text:p>
      <text:p text:style-name="P54">boxesArr5.forEach(function(cur) {</text:p>
      <text:p text:style-name="P54"><text:tab/>cur.style.backgroundColor = 'dodgerblue';</text:p>
      <text:p text:style-name="P54">});</text:p>
      <text:p text:style-name="P54"/>
      <text:p text:style-name="P62"><text:span text:style-name="T1">//</text:span><text:span text:style-name="T24">ES6</text:span></text:p>
      <text:p text:style-name="P54">const boxesArr6 = Array.from(boxes);</text:p>
      <text:p text:style-name="P55">boxesArr6.forEach(cur =&gt; cur.style.backgroundColor = 'dodgerblue');</text:p>
      <text:p text:style-name="P60"/>
      <text:p text:style-name="P39"><text:span text:style-name="T31">In above example in ES5 there is no predefined function for creation of array so we have to use the slice method and call it with the var we want to make array of. In ES6 there is </text:span><text:span text:style-name="T32">from()</text:span><text:span text:style-name="T31"> method of Array object which directly converts any linear list to an Array which is more convenient as compared to ES5.</text:span></text:p>
      <text:p text:style-name="P21"><draw:custom-shape text:anchor-type="paragraph" draw:z-index="3" draw:name="Shape1" draw:style-name="gr4" draw:text-style-name="P128" svg:width="18.601cm" svg:height="6.779cm" svg:x="-0.43cm" svg:y="0.427cm"><text:p/><draw:enhanced-geometry svg:viewBox="0 0 21600 21600" draw:type="rectangle" draw:enhanced-path="M 0 0 L 21600 0 21600 21600 0 21600 0 0 Z N"/></draw:custom-shape></text:p>
      <text:p text:style-name="P61">//<text:span text:style-name="T24">ES5</text:span></text:p>
      <text:p text:style-name="P54">for(var i = 0; i &lt; boxesArr5.length; i++) {</text:p>
      <text:p text:style-name="P54"><text:tab/>if(boxesArr5[i].className === 'box blue') {</text:p>
      <text:p text:style-name="P54"><text:tab/><text:tab/>continue;</text:p>
      <text:p text:style-name="P54"><text:tab/>}</text:p>
      <text:p text:style-name="P54"><text:tab/>boxesArr5[i].textContent = 'I changed to blue!';</text:p>
      <text:p text:style-name="P54">}</text:p>
      <text:p text:style-name="P54"/>
      <text:p text:style-name="P62"><text:span text:style-name="T1">//</text:span><text:span text:style-name="T24">ES6</text:span></text:p>
      <text:p text:style-name="P54">for (const cur of boxesArr6) {</text:p>
      <text:p text:style-name="P54"><text:tab/>if (cur.className.includes('blue')) {</text:p>
      <text:p text:style-name="P54"><text:tab/><text:tab/>continue;</text:p>
      <text:p text:style-name="P54"><text:tab/>}</text:p>
      <text:p text:style-name="P54"><text:tab/>cur.textContent = 'I changed to blue!';</text:p>
      <text:p text:style-name="P54">}</text:p>
      <text:p text:style-name="P39"><text:span text:style-name="T31"/></text:p>
      <text:p text:style-name="P39"><text:span text:style-name="T31">In map() and forEach() methods or loops we can not use the continue and break statements. So to use that in ES5 we have to use for loop. In ES6 we can do that by using </text:span><text:span text:style-name="T32">for..of </text:span><text:span text:style-name="T31">loop, which is pretty easy.</text:span></text:p>
      <text:p text:style-name="P21"/>
      <text:p text:style-name="P40"><text:span text:style-name="T31">There are other features as well which will can make our code more readable and short. Methods like </text:span><text:span text:style-name="T32">findIndex()</text:span><text:span text:style-name="T31"> and </text:span><text:span text:style-name="T32">find() </text:span><text:span text:style-name="T31"><text:s/>are one of them. The examples are shown below.</text:span></text:p>
      <text:p text:style-name="P61"/>
      <text:p text:style-name="P115"><draw:custom-shape text:anchor-type="paragraph" draw:z-index="2" draw:name="Shape1" draw:style-name="gr3" draw:text-style-name="P128" svg:width="18.601cm" svg:height="6.478cm" svg:x="-0.404cm" svg:y="-0.175cm"><text:p/><draw:enhanced-geometry svg:viewBox="0 0 21600 21600" draw:type="rectangle" draw:enhanced-path="M 0 0 L 21600 0 21600 21600 0 21600 0 0 Z N"/></draw:custom-shape>//<text:span text:style-name="T24">ES5</text:span></text:p>
      <text:p text:style-name="P54">var ages = [12, 17, 8, 21, 14, 11];</text:p>
      <text:p text:style-name="P54"/>
      <text:p text:style-name="P54">var full = ages.map(function(cur) {</text:p>
      <text:p text:style-name="P54"><text:tab/>return cur &gt;= 18;</text:p>
      <text:p text:style-name="P54">});</text:p>
      <text:p text:style-name="P54">console.log(full);</text:p>
      <text:p text:style-name="P54"/>
      <text:p text:style-name="P54">console.log(full.indexOf(true));</text:p>
      <text:p text:style-name="P54">console.log(ages[full.indexOf(true)]);</text:p>
      <text:p text:style-name="P54"/>
      <text:p text:style-name="P62"><text:span text:style-name="T1">//</text:span><text:span text:style-name="T24">ES6</text:span></text:p>
      <text:p text:style-name="P54">console.log(ages.findIndex(cur =&gt; cur &gt;= 18));</text:p>
      <text:p text:style-name="P54">console.log(ages.find(cur =&gt; cur &gt;= 18));</text:p>
      <text:p text:style-name="P21"/>
      <text:p text:style-name="P21"/>
      <text:list xml:id="list3506819748" text:style-name="L3">
        <text:list-item>
          <text:p text:style-name="P27"><text:span text:style-name="T31">find(): </text:span><text:span text:style-name="T57">finds an element accepts a callback function as an argument.</text:span></text:p>
        </text:list-item>
        <text:list-item>
          <text:p text:style-name="P28"><text:span text:style-name="T56">findIndex(): </text:span><text:span text:style-name="T58">finds an index of the element. Accepts a callback function as an argument.</text:span></text:p>
          <text:p text:style-name="P112"><text:span text:style-name="T42">Lec</text:span><text:span text:style-name="T43">ture</text:span><text:span text:style-name="T42"> </text:span><text:span text:style-name="T46">7</text:span><text:span text:style-name="T42">: </text:span><text:span text:style-name="T51">Spread Operator</text:span></text:p>
        </text:list-item>
      </text:list>
      <text:p text:style-name="P22"/>
      <text:p text:style-name="P29"><text:span text:style-name="T31">ES6 introduced a very cool operator which can be used to expand the elements of the array without using any loop or methods. </text:span><text:span text:style-name="T59">It is a unary operator and the syntax is </text:span></text:p>
      <text:p text:style-name="P23">... [arrayname].</text:p>
      <text:p text:style-name="P23"/>
      <text:p text:style-name="P41"><text:span text:style-name="T59">T</text:span><text:span text:style-name="T31">he example is as follows.</text:span></text:p>
      <text:p text:style-name="P23"><draw:custom-shape text:anchor-type="paragraph" draw:z-index="1" draw:name="Shape1" draw:style-name="gr2" draw:text-style-name="P128" svg:width="18.601cm" svg:height="14.387cm" svg:x="-0.51cm" svg:y="0.199cm"><text:p/><draw:enhanced-geometry svg:viewBox="0 0 21600 21600" draw:type="rectangle" draw:enhanced-path="M 0 0 L 21600 0 21600 21600 0 21600 0 0 Z N"/></draw:custom-shape></text:p>
      <text:p text:style-name="P56">function addFourAges (a, b, c, d) {</text:p>
      <text:p text:style-name="P54"><text:tab/>return a + b + c + d;</text:p>
      <text:p text:style-name="P54">}</text:p>
      <text:p text:style-name="P62"/>
      <text:p text:style-name="P54">var sum1 = addFourAges(18, 30, 12, 21);</text:p>
      <text:p text:style-name="P54">console.log(sum1);</text:p>
      <text:p text:style-name="P62"/>
      <text:p text:style-name="P54">//<text:span text:style-name="T24">ES5</text:span></text:p>
      <text:p text:style-name="P54">var ages = [18, 30, 12, 21];</text:p>
      <text:p text:style-name="P54">var sum2 = addFourAges.apply(null, ages);</text:p>
      <text:p text:style-name="P54">console.log(sum2);</text:p>
      <text:p text:style-name="P62"/>
      <text:p text:style-name="P54">//<text:span text:style-name="T24">ES6</text:span></text:p>
      <text:p text:style-name="P54">const sum3 = addFourAges(...ages);</text:p>
      <text:p text:style-name="P54">console.log(sum3);</text:p>
      <text:p text:style-name="P58"/>
      <text:p text:style-name="P58">//<text:span text:style-name="T29">Example 2</text:span></text:p>
      <text:p text:style-name="P58"><text:span text:style-name="T29"/></text:p>
      <text:p text:style-name="P59"><text:span text:style-name="T29">//ES6</text:span></text:p>
      <text:p text:style-name="P12"><text:span text:style-name="T79">const familySmith = ['John', 'Jane', 'Mark'];</text:span></text:p>
      <text:p text:style-name="P13">const familyMiller = ['Mary', 'Bob', 'Ann'];</text:p>
      <text:p text:style-name="P13">const bigFamily = [...familySmith, 'Lily', ...familyMiller];</text:p>
      <text:p text:style-name="P13">console.log(bigFamily);</text:p>
      <text:p text:style-name="P13"/>
      <text:p text:style-name="P57">//<text:span text:style-name="T29">Example 3</text:span></text:p>
      <text:p text:style-name="P57"><text:span text:style-name="T29"/></text:p>
      <text:p text:style-name="P57"><text:span text:style-name="T29">//ES6</text:span></text:p>
      <text:p text:style-name="P64">const h = document.querySelector('h1');</text:p>
      <text:p text:style-name="P65">const boxes = document.querySelectorAll('.box');</text:p>
      <text:p text:style-name="P65">const all = [h, ...boxes];</text:p>
      <text:p text:style-name="P66"/>
      <text:p text:style-name="P65">Array.from(all).forEach(cur =&gt; cur.style.color = 'purple');</text:p>
      <text:list xml:id="list1024912738327" text:continue-numbering="true" text:style-name="L3">
        <text:list-header>
          <text:p text:style-name="P107"><text:span text:style-name="T42">Lec</text:span><text:span text:style-name="T43">ture</text:span><text:span text:style-name="T42"> </text:span><text:span text:style-name="T46">8</text:span><text:span text:style-name="T42">: </text:span><text:span text:style-name="T52">Rest Parameters</text:span></text:p>
          <text:p text:style-name="P48"><text:span text:style-name="T52"/></text:p>
        </text:list-header>
      </text:list>
      <text:p text:style-name="P30"><text:span text:style-name="T31">In Javascript, If you don’t know how many arguments a function will have you can use rest parameters and still call the function. It’s cool right let’s see how we do this it differently in ES6.</text:span></text:p>
      <text:p text:style-name="P30"><draw:custom-shape text:anchor-type="paragraph" draw:z-index="0" draw:name="Shape1" draw:style-name="gr1" draw:text-style-name="P128" svg:width="18.363cm" svg:height="8.302cm" svg:x="-0.457cm" svg:y="0.339cm"><text:p/><draw:enhanced-geometry svg:viewBox="0 0 21600 21600" draw:type="rectangle" draw:enhanced-path="M 0 0 L 21600 0 21600 21600 0 21600 0 0 Z N"/></draw:custom-shape><text:span text:style-name="T31"/></text:p>
      <text:p text:style-name="P67">//<text:span text:style-name="T24">ES5</text:span></text:p>
      <text:p text:style-name="P78">function isFullAge5() {</text:p>
      <text:p text:style-name="P78"><text:tab/>//console.log(arguments);</text:p>
      <text:p text:style-name="P78"><text:tab/>var argsArr = Array.prototype.slice.call(arguments);</text:p>
      <text:p text:style-name="P78"><text:tab/>argsArr.forEach(function(cur) {</text:p>
      <text:p text:style-name="P78"><text:tab/><text:tab/>console.log((2016 - cur) &gt;= 18);</text:p>
      <text:p text:style-name="P78"><text:tab/>})</text:p>
      <text:p text:style-name="P78">}</text:p>
      <text:p text:style-name="P78"/>
      <text:p text:style-name="P78">isFullAge5(1990, 1999, 1965, 2016, 1987);</text:p>
      <text:p text:style-name="P117"/>
      <text:p text:style-name="P78">//<text:span text:style-name="T24">ES6</text:span></text:p>
      <text:p text:style-name="P78">function isFullAge6(...years) {</text:p>
      <text:p text:style-name="P78"><text:tab/>years.forEach(cur =&gt; console.log((2016 - cur) &gt;= 18));</text:p>
      <text:p text:style-name="P78">}</text:p>
      <text:p text:style-name="P81"/>
      <text:p text:style-name="P78">isFullAge6(1990, 1999, 1965, 2016, 1987);</text:p>
      <text:p text:style-name="P30"><text:span text:style-name="T31"/></text:p>
      <text:p text:style-name="P31"><text:span text:style-name="T31">In ES5 you have to access the arguments object to access the rest arguments and that returns a list which then we have to convert it into the array and then we can use that.</text:span></text:p>
      <text:p text:style-name="P31"><text:span text:style-name="T31"/></text:p>
      <text:p text:style-name="P31"><text:span text:style-name="T31">In ES6 you can use the spread operator to tell the function that i don’t know how many arguments this function is gonna accept. Which is very convenient and it returns array directly as you can see in example years becomes an array.</text:span></text:p>
      <text:p text:style-name="P69"><draw:custom-shape text:anchor-type="paragraph" draw:z-index="13" draw:name="Shape1" draw:style-name="gr14" draw:text-style-name="P128" svg:width="18.363cm" svg:height="8.624cm" svg:x="-0.457cm" svg:y="0.238cm"><text:p/><draw:enhanced-geometry svg:viewBox="0 0 21600 21600" draw:type="rectangle" draw:enhanced-path="M 0 0 L 21600 0 21600 21600 0 21600 0 0 Z N"/></draw:custom-shape></text:p>
      <text:p text:style-name="P68">//<text:span text:style-name="T24">Example2</text:span></text:p>
      <text:p text:style-name="P68"><text:span text:style-name="T24"/></text:p>
      <text:p text:style-name="P68">//<text:span text:style-name="T24">ES5</text:span></text:p>
      <text:p text:style-name="P78">function isFullAge5(limit) {</text:p>
      <text:p text:style-name="P78"><text:tab/>var argsArr = Array.prototype.slice.call(arguments, 1);</text:p>
      <text:p text:style-name="P81"/>
      <text:p text:style-name="P78"><text:tab/>argsArr.forEach(function(cur) {</text:p>
      <text:p text:style-name="P78"><text:tab/><text:tab/>console.log((2016 - cur) &gt;= limit);</text:p>
      <text:p text:style-name="P78"><text:tab/>})</text:p>
      <text:p text:style-name="P78">}</text:p>
      <text:p text:style-name="P78"/>
      <text:p text:style-name="P94"><text:span text:style-name="T22">isFullAge5(1990, 1999, 1965, 2016, 1987);</text:span></text:p>
      <text:p text:style-name="P94"><text:span text:style-name="T23"/></text:p>
      <text:p text:style-name="P78">//<text:span text:style-name="T24">ES6</text:span></text:p>
      <text:p text:style-name="P78">function isFullAge6(limit, ...years) {</text:p>
      <text:p text:style-name="P78"><text:tab/>years.forEach(cur =&gt; console.log((2016 - cur) &gt;= limit));</text:p>
      <text:p text:style-name="P78">}</text:p>
      <text:p text:style-name="P81"/>
      <text:p text:style-name="P54"><text:span text:style-name="T80">isFullAge6(16, 1990, 1999, 1965, 2016, 1987);</text:span></text:p>
      <text:list xml:id="list1023167764351" text:continue-numbering="true" text:style-name="L3">
        <text:list-header>
          <text:p text:style-name="P108"><text:span text:style-name="T42">Lec</text:span><text:span text:style-name="T43">ture</text:span><text:span text:style-name="T42"> </text:span><text:span text:style-name="T46">9</text:span><text:span text:style-name="T42">: </text:span><text:span text:style-name="T44">Default</text:span><text:span text:style-name="T52"> Parameters</text:span></text:p>
          <text:p text:style-name="P49"><text:span text:style-name="T52"/></text:p>
        </text:list-header>
      </text:list>
      <text:p text:style-name="P32"><text:span text:style-name="T52">D</text:span><text:span text:style-name="T50">efault parameters are the arguments which has some default value. If you don’t pass any value in those parameters then it takes the default value.</text:span></text:p>
      <text:p text:style-name="P32"><draw:custom-shape text:anchor-type="paragraph" draw:z-index="14" draw:name="Shape1" draw:style-name="gr15" draw:text-style-name="P128" svg:width="18.363cm" svg:height="9.367cm" svg:x="-0.37cm" svg:y="0.305cm"><text:p/><draw:enhanced-geometry svg:viewBox="0 0 21600 21600" draw:type="rectangle" draw:enhanced-path="M 0 0 L 21600 0 21600 21600 0 21600 0 0 Z N"/></draw:custom-shape><text:span text:style-name="T50"/></text:p>
      <text:p text:style-name="P70">//<text:span text:style-name="T24">ES5</text:span></text:p>
      <text:p text:style-name="P78">function SmithPerson(firstName, yearOfBirth, lastName, nationality) {</text:p>
      <text:p text:style-name="P119">lastName === undefined ? lastName = 'Smith' : lastName = lastName;</text:p>
      <text:p text:style-name="P119"/>
      <text:p text:style-name="P119">nationality === undefined ? nationality = 'american' : nationality = nationality;</text:p>
      <text:p text:style-name="P119"/>
      <text:p text:style-name="P119">this.firstName = firstName;</text:p>
      <text:p text:style-name="P119">this.lastName = lastName;</text:p>
      <text:p text:style-name="P119">this.yearOfBirth = yearOfBirth;</text:p>
      <text:p text:style-name="P119">this.nationality = nationality;</text:p>
      <text:p text:style-name="P78">}</text:p>
      <text:p text:style-name="P81"><text:span text:style-name="T1"/></text:p>
      <text:p text:style-name="P81"><text:span text:style-name="T1">//</text:span><text:span text:style-name="T24">ES6</text:span></text:p>
      <text:p text:style-name="P78">function SmithPerson(firstName, yearOfBirth, lastName = 'Smith', nationality = 'american') {</text:p>
      <text:p text:style-name="P119">this.firstName = firstName;</text:p>
      <text:p text:style-name="P119">this.lastName = lastName;</text:p>
      <text:p text:style-name="P119">this.yearOfBirth = yearOfBirth;</text:p>
      <text:p text:style-name="P119">this.nationality = nationality;</text:p>
      <text:p text:style-name="P78">}</text:p>
      <text:p text:style-name="P78"/>
      <text:p text:style-name="P32"><text:span text:style-name="T50">In ES5, We have to do this with some conditional statements and check if the argument is undefined or not. If it is undefined then assign some value.</text:span></text:p>
      <text:p text:style-name="P32"><text:span text:style-name="T50"/></text:p>
      <text:p text:style-name="P32"><text:span text:style-name="T50">In ES6, We can just assign some value with the arguments at the time of defining the function just like in above example. It is that simple.</text:span></text:p>
      <text:list xml:id="list1024733915960" text:continue-numbering="true" text:style-name="L3">
        <text:list-header>
          <text:p text:style-name="P109"><text:span text:style-name="T42">Lec</text:span><text:span text:style-name="T43">ture</text:span><text:span text:style-name="T42"> </text:span><text:span text:style-name="T46">10</text:span><text:span text:style-name="T42">: </text:span><text:span text:style-name="T45">Maps</text:span></text:p>
        </text:list-header>
      </text:list>
      <text:p text:style-name="P32"><text:span text:style-name="T50"/></text:p>
      <text:p text:style-name="P32"><text:span text:style-name="T50">This is the whole new feature introduced in ES6. If you have worked on JAVA and other object oriented languages then probably you know the </text:span><text:span text:style-name="T53">concept of Maps. If you are new do not worry, Maps are just key:value pairs which makes it easy to define a structure. How ? Let’s see by an examples and see the cool methods that map has.</text:span></text:p>
      <text:p text:style-name="P93"><draw:custom-shape text:anchor-type="paragraph" draw:z-index="15" draw:name="Shape1" draw:style-name="gr16" draw:text-style-name="P128" svg:width="18.363cm" svg:height="11.84cm" svg:x="-0.45cm" svg:y="0.355cm"><text:p/><draw:enhanced-geometry svg:viewBox="0 0 21600 21600" draw:type="rectangle" draw:enhanced-path="M 0 0 L 21600 0 21600 21600 0 21600 0 0 Z N"/></draw:custom-shape></text:p>
      <text:p text:style-name="P78">const question = new Map();</text:p>
      <text:p text:style-name="P78">question.set('question', 'What is the official name of the latest major JavaScript version?');</text:p>
      <text:p text:style-name="P78">question.set(1, 'ES5');</text:p>
      <text:p text:style-name="P78">question.set(2, 'ES6');</text:p>
      <text:p text:style-name="P78">question.set(3, 'ES2015');</text:p>
      <text:p text:style-name="P78">question.set(4, 'ES7');</text:p>
      <text:p text:style-name="P78">question.set('correct', 3);</text:p>
      <text:p text:style-name="P78">question.set(true, 'Correct answer :D');</text:p>
      <text:p text:style-name="P78">question.set(false, 'Wrong, please try again!');</text:p>
      <text:p text:style-name="P81"/>
      <text:p text:style-name="P78">console.log(question.get('question'));</text:p>
      <text:p text:style-name="P78">console.log(question.size);</text:p>
      <text:p text:style-name="P81"><text:span text:style-name="T1"/></text:p>
      <text:p text:style-name="P81"><text:span text:style-name="T1">if(question.has(4)) {</text:span></text:p>
      <text:p text:style-name="P78"><text:tab/>question.delete(4);</text:p>
      <text:p text:style-name="P78">}</text:p>
      <text:p text:style-name="P81"><text:span text:style-name="T1"/></text:p>
      <text:p text:style-name="P78">for (let [key, value] of question.entries()) {</text:p>
      <text:p text:style-name="P78"><text:tab/>if (typeof(key) === 'number') {</text:p>
      <text:p text:style-name="P78"><text:tab/><text:tab/>console.log(`Answer ${key}: ${value}`);</text:p>
      <text:p text:style-name="P78"><text:tab/>}</text:p>
      <text:p text:style-name="P78">}</text:p>
      <text:p text:style-name="P81"/>
      <text:p text:style-name="P78">const ans = parseInt(prompt('Write the correct answer'));</text:p>
      <text:p text:style-name="P78">console.log(question.get(ans === question.get('correct')));</text:p>
      <text:p text:style-name="P71"><text:span text:style-name="T83">question.clear();</text:span></text:p>
      <text:p text:style-name="P71"/>
      <text:p text:style-name="P33"><text:span text:style-name="T50">In above example you can see you can create a map by just using the </text:span><text:span text:style-name="T34">new</text:span><text:span text:style-name="T50"> operator. </text:span></text:p>
      <text:p text:style-name="P33"><text:span text:style-name="T50"/></text:p>
      <text:p text:style-name="P33"><text:span text:style-name="T50">To add key:value pairs in map you have to use the </text:span><text:span text:style-name="T34">set() </text:span><text:span text:style-name="T50">method which has two arguments one for key and the other for value.</text:span></text:p>
      <text:p text:style-name="P33"><text:span text:style-name="T50"/></text:p>
      <text:p text:style-name="P33"><text:span text:style-name="T50">To check if the map contains a key or not you can use the </text:span><text:span text:style-name="T34">has()</text:span><text:span text:style-name="T50"> method.</text:span></text:p>
      <text:p text:style-name="P33"><text:span text:style-name="T50"/></text:p>
      <text:p text:style-name="P33"><text:span text:style-name="T50">To get the length of key:value pairs a map has then you can use the </text:span><text:span text:style-name="T34">length</text:span><text:span text:style-name="T50"> property of the map.</text:span></text:p>
      <text:p text:style-name="P33"><text:span text:style-name="T50"/></text:p>
      <text:p text:style-name="P33"><text:span text:style-name="T50">To remove a key:value pair you just have to call the </text:span><text:span text:style-name="T34">delete()</text:span><text:span text:style-name="T50"> method with a key as an argument and it is done.</text:span></text:p>
      <text:p text:style-name="P33"><text:span text:style-name="T50"/></text:p>
      <text:p text:style-name="P34"><text:span text:style-name="T50">The </text:span><text:span text:style-name="T34">entries() </text:span><text:span text:style-name="T50">method returns all key:value pairs which you can use to apply loop and perform a function. Don’t forget to use </text:span><text:span text:style-name="T54">destructuring.</text:span></text:p>
      <text:p text:style-name="P34"><text:span text:style-name="T54"/></text:p>
      <text:p text:style-name="P42"><text:span text:style-name="T50">If you wanna clear all entries from a map just use </text:span><text:span text:style-name="T34">clear()</text:span><text:span text:style-name="T50"> method for this.</text:span></text:p>
      <text:list xml:id="list1023622157074" text:continue-numbering="true" text:style-name="L3">
        <text:list-header>
          <text:p text:style-name="P110"><text:span text:style-name="T42">Lec</text:span><text:span text:style-name="T43">ture</text:span><text:span text:style-name="T42"> </text:span><text:span text:style-name="T46">11</text:span><text:span text:style-name="T42">: </text:span><text:span text:style-name="T46">Classes</text:span></text:p>
        </text:list-header>
      </text:list>
      <text:p text:style-name="P35"><text:span text:style-name="T54"/></text:p>
      <text:p text:style-name="P42"><text:span text:style-name="T50">In ES5, We were using function constructor for </text:span><text:span text:style-name="T55">creating objects. But, ES6</text:span><text:span text:style-name="T50"> </text:span><text:span text:style-name="T55">brought a pretty new concept which is pretty old in all object oriented languages is </text:span><text:span text:style-name="T35">classes</text:span><text:span text:style-name="T55">.</text:span></text:p>
      <text:p text:style-name="P43"><text:span text:style-name="T50">Let’s see the difference.</text:span></text:p>
      <text:p text:style-name="P43"><draw:custom-shape text:anchor-type="paragraph" draw:z-index="20" draw:name="Shape1" draw:style-name="gr21" draw:text-style-name="P128" svg:width="18.363cm" svg:height="14.008cm" svg:x="-0.344cm" svg:y="0.302cm"><text:p/><draw:enhanced-geometry svg:viewBox="0 0 21600 21600" draw:type="rectangle" draw:enhanced-path="M 0 0 L 21600 0 21600 21600 0 21600 0 0 Z N"/></draw:custom-shape><text:span text:style-name="T50"/></text:p>
      <text:p text:style-name="P75">//<text:span text:style-name="T24">ES5</text:span></text:p>
      <text:p text:style-name="P78">var Person5 = function(name, yearOfBirth, job) {</text:p>
      <text:p text:style-name="P119">this.name = name;</text:p>
      <text:p text:style-name="P119">this.yearOfBirth = yearOfBirth;</text:p>
      <text:p text:style-name="P119">this.job = job;</text:p>
      <text:p text:style-name="P78">}</text:p>
      <text:p text:style-name="P81"/>
      <text:p text:style-name="P78">Person5.prototype.calculateAge = function() {</text:p>
      <text:p text:style-name="P119">var age = new Date().getFullYear - this.yearOfBirth;</text:p>
      <text:p text:style-name="P119">console.log(age);</text:p>
      <text:p text:style-name="P78">}</text:p>
      <text:p text:style-name="P81"><text:span text:style-name="T1"/></text:p>
      <text:p text:style-name="P81"><text:span text:style-name="T1">var john5 = new Person5('John', 1990, 'teacher');</text:span></text:p>
      <text:p text:style-name="P81"/>
      <text:p text:style-name="P78">//<text:span text:style-name="T24">ES6</text:span></text:p>
      <text:p text:style-name="P78">class Person6 {</text:p>
      <text:p text:style-name="P119">constructor (name, yearOfBirth, job) {</text:p>
      <text:p text:style-name="P119"><text:tab/>this.name = name;</text:p>
      <text:p text:style-name="P119"><text:tab/>this.yearOfBirth = yearOfBirth;</text:p>
      <text:p text:style-name="P119"><text:tab/>this.job = job;</text:p>
      <text:p text:style-name="P119">}</text:p>
      <text:p text:style-name="P119">calculateAge() {</text:p>
      <text:p text:style-name="P119"><text:tab/>var age = new Date().getFullYear - this.yearOfBirth;</text:p>
      <text:p text:style-name="P119"><text:tab/>console.log(age);</text:p>
      <text:p text:style-name="P119">}</text:p>
      <text:p text:style-name="P119">static greeting() {</text:p>
      <text:p text:style-name="P119"><text:tab/>console.log('Hey there!');</text:p>
      <text:p text:style-name="P120">}</text:p>
      <text:p text:style-name="P126">}</text:p>
      <text:p text:style-name="P81"><text:span text:style-name="T1"/></text:p>
      <text:p text:style-name="P81"><text:span text:style-name="T1">const john6 = new Person6('John', 1990, 'teacher');</text:span></text:p>
      <text:p text:style-name="P81"><text:span text:style-name="T1">Person6.greeting();</text:span></text:p>
      <text:p text:style-name="P82"><text:span text:style-name="T1"/></text:p>
      <text:p text:style-name="P43"><text:span text:style-name="T50">Both code does the same thing but ES6 version makes it more clear and readable and yeah static methods which we can call by class name and which has only a single copy in the memory is new addition to ES6.</text:span></text:p>
      <text:list xml:id="list1023244045765" text:continue-numbering="true" text:style-name="L3">
        <text:list-header>
          <text:p text:style-name="P111"><text:span text:style-name="T42">Lec</text:span><text:span text:style-name="T43">ture</text:span><text:span text:style-name="T42"> </text:span><text:span text:style-name="T46">1</text:span><text:span text:style-name="T47">2</text:span><text:span text:style-name="T42">: </text:span><text:span text:style-name="T47">Inheritance</text:span></text:p>
        </text:list-header>
      </text:list>
      <text:p text:style-name="P43"><text:span text:style-name="T50"/></text:p>
      <text:p text:style-name="P43"><text:span text:style-name="T50">In ES5, We have to use the object.create() method for clearing yes that we are using </text:span><text:span text:style-name="T34">inheritance </text:span><text:span text:style-name="T50"><text:s/>in our code. In ES6, We just have to use the </text:span><text:span text:style-name="T34">extends </text:span><text:span text:style-name="T50">keyword let’s see how?</text:span></text:p>
      <text:p text:style-name="P43"><draw:custom-shape text:anchor-type="paragraph" draw:z-index="21" draw:name="Shape1" draw:style-name="gr22" draw:text-style-name="P128" svg:width="18.363cm" svg:height="12.78cm" svg:x="-0.291cm" svg:y="0.273cm"><text:p/><draw:enhanced-geometry svg:viewBox="0 0 21600 21600" draw:type="rectangle" draw:enhanced-path="M 0 0 L 21600 0 21600 21600 0 21600 0 0 Z N"/></draw:custom-shape><text:span text:style-name="T50"/></text:p>
      <text:p text:style-name="P75">//<text:span text:style-name="T24">ES5</text:span></text:p>
      <text:p text:style-name="P78">var Person5 = function(name, yearOfBirth, job) {</text:p>
      <text:p text:style-name="P119">this.name = name;</text:p>
      <text:p text:style-name="P119">this.yearOfBirth = yearOfBirth;</text:p>
      <text:p text:style-name="P119">this.job = job;</text:p>
      <text:p text:style-name="P78">}</text:p>
      <text:p text:style-name="P81"/>
      <text:p text:style-name="P78">Person5.prototype.calculateAge = function() {</text:p>
      <text:p text:style-name="P119">var age = new Date().getFullYear() - this.yearOfBirth;</text:p>
      <text:p text:style-name="P119">console.log(age);</text:p>
      <text:p text:style-name="P78">}</text:p>
      <text:p text:style-name="P81"/>
      <text:p text:style-name="P78">var Athlete5 = function(name, yearOfBirth, job, olymicGames, medals) {</text:p>
      <text:p text:style-name="P119">Person5.call(this, name, yearOfBirth, job);</text:p>
      <text:p text:style-name="P119">this.olymicGames = olymicGames;</text:p>
      <text:p text:style-name="P119">this.medals = medals;</text:p>
      <text:p text:style-name="P78">}</text:p>
      <text:p text:style-name="P81"/>
      <text:p text:style-name="P78">Athlete5.prototype = Object.create(Person5.prototype);</text:p>
      <text:p text:style-name="P81"><text:span text:style-name="T1"/></text:p>
      <text:p text:style-name="P81"><text:span text:style-name="T1">Athlete5.prototype.wonMedal = function() {</text:span></text:p>
      <text:p text:style-name="P119">this.medals++;</text:p>
      <text:p text:style-name="P119">console.log(this.medals);</text:p>
      <text:p text:style-name="P78">}</text:p>
      <text:p text:style-name="P81"><text:span text:style-name="T1"/></text:p>
      <text:p text:style-name="P81"><text:span text:style-name="T1">var johnAthlete5 = new Athlete5('John', 1990, 'swimmer', 3, 10);</text:span></text:p>
      <text:p text:style-name="P81"/>
      <text:p text:style-name="P78">johnAthlete5.calculateAge();</text:p>
      <text:p text:style-name="P78">johnAthlete5.wonMedal();</text:p>
      <text:p text:style-name="P75"/>
      <text:p text:style-name="P44"><text:span text:style-name="T50">In above code as you can see Athlete5 class is inheriting the Person5 class. For performing inheritance we have to perform following steps.</text:span></text:p>
      <text:list xml:id="list1558526834" text:style-name="L4">
        <text:list-item>
          <text:p text:style-name="P45"><text:span text:style-name="T50">Call the function constructor of base class into the child class. As we can see in the above example.</text:span></text:p>
          <text:p text:style-name="P45"><draw:custom-shape text:anchor-type="paragraph" draw:z-index="22" draw:name="Shape1" draw:style-name="gr23" draw:text-style-name="P128" svg:width="9.473cm" svg:height="0.689cm" svg:x="1.157cm" svg:y="0.453cm"><text:p/><draw:enhanced-geometry svg:viewBox="0 0 21600 21600" draw:type="rectangle" draw:enhanced-path="M 0 0 L 21600 0 21600 21600 0 21600 0 0 Z N"/></draw:custom-shape><text:span text:style-name="T50"/></text:p>
          <text:p text:style-name="P76"><text:span text:style-name="T81">Person5.call(this, name, yearOfBirth, job);</text:span></text:p>
          <text:p text:style-name="P76"><text:span text:style-name="T81"/></text:p>
        </text:list-item>
        <text:list-item>
          <text:p text:style-name="P45"><text:span text:style-name="T50">Tell the javascript that child class is inheriting base class in above example.</text:span></text:p>
          <text:p text:style-name="P76"><draw:custom-shape text:anchor-type="paragraph" draw:z-index="23" draw:name="Shape1" draw:style-name="gr24" draw:text-style-name="P128" svg:width="11.642cm" svg:height="0.689cm" svg:x="1.157cm" svg:y="0.369cm"><text:p/><draw:enhanced-geometry svg:viewBox="0 0 21600 21600" draw:type="rectangle" draw:enhanced-path="M 0 0 L 21600 0 21600 21600 0 21600 0 0 Z N"/></draw:custom-shape><text:span text:style-name="T81"/></text:p>
          <text:p text:style-name="P76"><text:span text:style-name="T81">Athlete5.prototype = Object.create(Person5.prototype);</text:span></text:p>
          <text:p text:style-name="P76"><text:span text:style-name="T81"/></text:p>
        </text:list-item>
      </text:list>
      <text:p text:style-name="P77"><text:span text:style-name="T81"><text:tab/></text:span><text:span text:style-name="T60">does the same thing.</text:span></text:p>
      <text:p text:style-name="P77"><text:span text:style-name="T60"/></text:p>
      <text:p text:style-name="P77"><text:span text:style-name="T60">Let’s see how this can be done in ES6.</text:span></text:p>
      <text:p text:style-name="P114"><draw:custom-shape text:anchor-type="paragraph" draw:z-index="24" draw:name="Shape1" draw:style-name="gr25" draw:text-style-name="P128" svg:width="18.363cm" svg:height="13.205cm" svg:x="-0.291cm" svg:y="-0.15cm"><text:p/><draw:enhanced-geometry svg:viewBox="0 0 21600 21600" draw:type="rectangle" draw:enhanced-path="M 0 0 L 21600 0 21600 21600 0 21600 0 0 Z N"/></draw:custom-shape>//<text:span text:style-name="T24">ES6</text:span></text:p>
      <text:p text:style-name="P78">class Person6 {</text:p>
      <text:p text:style-name="P119">constructor (name, yearOfBirth, job) {</text:p>
      <text:p text:style-name="P127">this.name = name;</text:p>
      <text:p text:style-name="P127">this.yearOfBirth = yearOfBirth;</text:p>
      <text:p text:style-name="P127">this.job = job;</text:p>
      <text:p text:style-name="P78"><text:tab/>}</text:p>
      <text:p text:style-name="P81"/>
      <text:p text:style-name="P119">calculateAge() {</text:p>
      <text:p text:style-name="P127">var age = new Date().getFullYear() - this.yearOfBirth;</text:p>
      <text:p text:style-name="P127">console.log(age);</text:p>
      <text:p text:style-name="P119">}</text:p>
      <text:p text:style-name="P78">}</text:p>
      <text:p text:style-name="P81"/>
      <text:p text:style-name="P78">class Athlete6 extends Person6 {</text:p>
      <text:p text:style-name="P119">constructor(name, yearOfBirth, job, olympicGames, medals) {</text:p>
      <text:p text:style-name="P127">super(name, yearOfBirth, job);</text:p>
      <text:p text:style-name="P127">this.olympicGames = olympicGames;</text:p>
      <text:p text:style-name="P127">this.medals = medals;</text:p>
      <text:p text:style-name="P119">}</text:p>
      <text:p text:style-name="P119">wonMedal() {</text:p>
      <text:p text:style-name="P127">this.medals++;</text:p>
      <text:p text:style-name="P127">console.log(this.medals);</text:p>
      <text:p text:style-name="P119">}</text:p>
      <text:p text:style-name="P78">}</text:p>
      <text:p text:style-name="P81"/>
      <text:p text:style-name="P78">const johnAthlete6 = new Athlete6('John', 1990, 'swimmer', 3, 10);</text:p>
      <text:p text:style-name="P81"/>
      <text:p text:style-name="P78">johnAthlete6.wonMedal();</text:p>
      <text:p text:style-name="P78">johnAthlete6.calculateAge();</text:p>
      <text:p text:style-name="P77"><text:span text:style-name="T60"/></text:p>
      <text:p text:style-name="P46"><text:span text:style-name="T50">We did the exact same thing by less confusing code with ES6.</text:span></text:p>
      <text:list xml:id="list1166661274" text:style-name="L5">
        <text:list-item>
          <text:p text:style-name="P47"><text:span text:style-name="T50">We used </text:span><text:span text:style-name="T34">extends</text:span><text:span text:style-name="T50"> keyword with Athlete6 class to tell javascript that we are inheriting the Person6 class.</text:span></text:p>
        </text:list-item>
        <text:list-item>
          <text:p text:style-name="P47"><text:span text:style-name="T50">We used </text:span><text:span text:style-name="T34">super </text:span><text:span text:style-name="T50">keyword to call the constructor of the base class to make it less confus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Code" svg:font-family="'Fira Code'"/>
    <style:font-face style:name="Open Sans" svg:font-family="'Open Sans', arial, x-locale-body, sans-serif"/>
    <style:font-face style:name="apple-system" svg:font-family="apple-system, BlinkMacSystemFont, 'Segoe WPC', 'Segoe UI', HelveticaNeue-Light, Ubuntu, 'Droid Sans', sans-serif"/>
    <style:font-face style:name="FreeSans1" svg:font-family="FreeSans" style:font-family-generic="swiss"/>
    <style:font-face style:name="Fira Code2" svg:font-family="'Fira Code'" style:font-pitch="fixed"/>
    <style:font-face style:name="Fira Code1" svg:font-family="'Fira Code'" style:font-adornments="Ligh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01:20:55.866631559</meta:creation-date>
    <dc:date>2018-06-29T00:10:17.879766956</dc:date>
    <meta:editing-duration>PT7M8S</meta:editing-duration>
    <meta:editing-cycles>2</meta:editing-cycles>
    <meta:generator>LibreOffice/6.0.4.2$Linux_X86_64 LibreOffice_project/9b0d9b32d5dcda91d2f1a96dc04c645c450872bf</meta:generator>
    <meta:document-statistic meta:table-count="0" meta:image-count="0" meta:object-count="0" meta:page-count="17" meta:paragraph-count="428" meta:word-count="2596" meta:character-count="16509" meta:non-whitespace-character-count="14221"/>
  </office:meta>
</office:document-meta>
</file>